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Heading_20_2">
      <style:text-properties fo:font-size="12pt" fo:font-weight="bold" officeooo:rsid="002be5c0" officeooo:paragraph-rsid="007b13ec" style:font-size-asian="12pt" style:font-weight-asian="bold" style:font-size-complex="12pt" style:font-weight-complex="bold"/>
    </style:style>
    <style:style style:name="P50" style:family="paragraph" style:parent-style-name="Standard">
      <style:paragraph-properties fo:text-align="start" style:justify-single-word="false">
        <style:tab-stops/>
      </style:paragraph-properties>
      <style:text-properties fo:font-size="12pt" style:font-size-asian="12pt" style:font-size-complex="12pt"/>
    </style:style>
    <style:style style:name="P51"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2" style:family="paragraph" style:parent-style-name="Text_20_body">
      <style:text-properties fo:font-weight="bold" officeooo:rsid="0026fe9c" style:font-weight-asian="bold" style:font-weight-complex="bold"/>
    </style:style>
    <style:style style:name="P53" style:family="paragraph" style:parent-style-name="Text_20_body">
      <style:text-properties fo:font-weight="bold" officeooo:rsid="003619a7" officeooo:paragraph-rsid="003619a7" style:font-weight-asian="bold" style:font-weight-complex="bold"/>
    </style:style>
    <style:style style:name="P54" style:family="paragraph" style:parent-style-name="Text_20_body">
      <style:text-properties fo:font-weight="bold" officeooo:rsid="0052f4dc" officeooo:paragraph-rsid="0052f4dc" style:font-weight-asian="bold" style:font-weight-complex="bold"/>
    </style:style>
    <style:style style:name="P55" style:family="paragraph" style:parent-style-name="Text_20_body">
      <style:text-properties fo:font-weight="bold" officeooo:rsid="0052f4dc" officeooo:paragraph-rsid="0057638b" style:font-weight-asian="bold" style:font-weight-complex="bold"/>
    </style:style>
    <style:style style:name="P56" style:family="paragraph" style:parent-style-name="Preformatted_20_Text">
      <style:paragraph-properties fo:margin-left="0in" fo:margin-right="0in" fo:line-height="166%" fo:text-indent="0in" style:auto-text-indent="false"/>
    </style:style>
    <style:style style:name="P57" style:family="paragraph" style:parent-style-name="Preformatted_20_Text">
      <style:paragraph-properties fo:margin-left="0in" fo:margin-right="0in" fo:margin-top="0in" fo:margin-bottom="0.1965in" style:contextual-spacing="false" fo:line-height="166%" fo:text-indent="0in" style:auto-text-indent="false"/>
    </style:style>
    <style:style style:name="P58" style:family="paragraph" style:parent-style-name="Text_20_body">
      <style:paragraph-properties fo:margin-left="0in" fo:margin-right="0in" fo:text-indent="0in" style:auto-text-indent="false"/>
    </style:style>
    <style:style style:name="P59" style:family="paragraph" style:parent-style-name="Heading_20_2">
      <style:text-properties officeooo:paragraph-rsid="0044f8a0"/>
    </style:style>
    <style:style style:name="P60" style:family="paragraph" style:parent-style-name="Standard">
      <style:text-properties style:text-line-through-style="solid" style:text-line-through-type="single"/>
    </style:style>
    <style:style style:name="P61" style:family="paragraph" style:parent-style-name="Standard">
      <style:paragraph-properties fo:text-align="start" style:justify-single-word="false">
        <style:tab-stops/>
      </style:paragraph-properties>
      <style:text-properties style:text-line-through-style="solid" style:text-line-through-type="single"/>
    </style:style>
    <style:style style:name="P62" style:family="paragraph" style:parent-style-name="Table_20_Contents">
      <style:paragraph-properties fo:text-align="start" style:justify-single-word="false"/>
      <style:text-properties style:text-line-through-style="solid" style:text-line-through-type="single"/>
    </style:style>
    <style:style style:name="P63"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4"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5"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6" style:family="paragraph" style:parent-style-name="Table_20_Contents">
      <style:text-properties style:text-line-through-style="solid" style:text-line-through-type="single" officeooo:rsid="00456a8f" officeooo:paragraph-rsid="00456a8f"/>
    </style:style>
    <style:style style:name="P67" style:family="paragraph" style:parent-style-name="Table_20_Contents">
      <style:text-properties style:text-line-through-style="solid" style:text-line-through-type="single"/>
    </style:style>
    <style:style style:name="P68" style:family="paragraph" style:parent-style-name="Table_20_Contents">
      <style:paragraph-properties fo:text-align="end" style:justify-single-word="false"/>
      <style:text-properties style:text-line-through-style="solid" style:text-line-through-type="single"/>
    </style:style>
    <style:style style:name="P69"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70" style:family="paragraph" style:parent-style-name="Text_20_body">
      <style:text-properties style:text-line-through-style="solid" style:text-line-through-type="single" officeooo:paragraph-rsid="00421ed9"/>
    </style:style>
    <style:style style:name="P71" style:family="paragraph" style:parent-style-name="Text_20_body">
      <style:text-properties officeooo:paragraph-rsid="003df207"/>
    </style:style>
    <style:style style:name="P72" style:family="paragraph" style:parent-style-name="Text_20_body">
      <style:text-properties officeooo:paragraph-rsid="0038ec27"/>
    </style:style>
    <style:style style:name="P7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5"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6"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4"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5" style:family="paragraph" style:parent-style-name="Standard">
      <style:paragraph-properties fo:text-align="end" style:justify-single-word="false">
        <style:tab-stops/>
      </style:paragraph-properties>
      <style:text-properties style:font-name="Liberation Sans"/>
    </style:style>
    <style:style style:name="P86" style:family="paragraph" style:parent-style-name="Standard">
      <style:text-properties officeooo:rsid="0052f4dc" officeooo:paragraph-rsid="0052f4dc"/>
    </style:style>
    <style:style style:name="P87" style:family="paragraph" style:parent-style-name="Text_20_body">
      <style:text-properties officeooo:rsid="0052f4dc" officeooo:paragraph-rsid="0052f4dc"/>
    </style:style>
    <style:style style:name="P88" style:family="paragraph" style:parent-style-name="Text_20_body">
      <style:text-properties officeooo:rsid="0052f4dc" officeooo:paragraph-rsid="0057638b"/>
    </style:style>
    <style:style style:name="P89" style:family="paragraph" style:parent-style-name="Standard">
      <style:text-properties officeooo:paragraph-rsid="0052f4dc"/>
    </style:style>
    <style:style style:name="P90" style:family="paragraph" style:parent-style-name="Text_20_body">
      <style:text-properties officeooo:paragraph-rsid="0052f4dc"/>
    </style:style>
    <style:style style:name="P91" style:family="paragraph" style:parent-style-name="Text_20_body">
      <style:text-properties officeooo:paragraph-rsid="003c70a6"/>
    </style:style>
    <style:style style:name="P92" style:family="paragraph" style:parent-style-name="Text_20_body">
      <style:paragraph-properties fo:margin-left="0in" fo:margin-right="0in" fo:text-indent="0in" style:auto-text-indent="false"/>
      <style:text-properties officeooo:paragraph-rsid="004ee443"/>
    </style:style>
    <style:style style:name="P93" style:family="paragraph" style:parent-style-name="Text_20_body">
      <style:paragraph-properties fo:margin-left="0in" fo:margin-right="0in" fo:text-indent="0in" style:auto-text-indent="false"/>
      <style:text-properties style:text-underline-style="none" officeooo:paragraph-rsid="004ee443"/>
    </style:style>
    <style:style style:name="P94" style:family="paragraph" style:parent-style-name="Text_20_body">
      <style:text-properties officeooo:paragraph-rsid="0050cac5"/>
    </style:style>
    <style:style style:name="P95" style:family="paragraph" style:parent-style-name="Text_20_body">
      <style:text-properties officeooo:paragraph-rsid="00548a4f"/>
    </style:style>
    <style:style style:name="P96" style:family="paragraph" style:parent-style-name="Text_20_body">
      <style:text-properties officeooo:paragraph-rsid="0054ff79"/>
    </style:style>
    <style:style style:name="P97" style:family="paragraph" style:parent-style-name="Text_20_body">
      <style:text-properties officeooo:paragraph-rsid="0057638b"/>
    </style:style>
    <style:style style:name="P98" style:family="paragraph" style:parent-style-name="Text_20_body">
      <style:text-properties officeooo:paragraph-rsid="00592431"/>
    </style:style>
    <style:style style:name="P99" style:family="paragraph" style:parent-style-name="Text_20_body">
      <style:text-properties officeooo:paragraph-rsid="005ad5fc"/>
    </style:style>
    <style:style style:name="P100" style:family="paragraph" style:parent-style-name="Text_20_body">
      <style:text-properties officeooo:paragraph-rsid="005c48d5"/>
    </style:style>
    <style:style style:name="P101" style:family="paragraph" style:parent-style-name="Text_20_body">
      <style:text-properties officeooo:paragraph-rsid="005e2570"/>
    </style:style>
    <style:style style:name="P102" style:family="paragraph" style:parent-style-name="Text_20_body">
      <style:text-properties officeooo:paragraph-rsid="005fdc88"/>
    </style:style>
    <style:style style:name="P103" style:family="paragraph" style:parent-style-name="Text_20_body">
      <style:text-properties officeooo:paragraph-rsid="0061b5f8"/>
    </style:style>
    <style:style style:name="P104" style:family="paragraph" style:parent-style-name="Text_20_body">
      <style:text-properties officeooo:paragraph-rsid="00627948"/>
    </style:style>
    <style:style style:name="P105" style:family="paragraph" style:parent-style-name="Text_20_body">
      <style:text-properties officeooo:paragraph-rsid="00677811"/>
    </style:style>
    <style:style style:name="P106" style:family="paragraph" style:parent-style-name="Text_20_body">
      <style:text-properties officeooo:paragraph-rsid="006f49a3"/>
    </style:style>
    <style:style style:name="P107" style:family="paragraph" style:parent-style-name="Text_20_body">
      <style:text-properties officeooo:paragraph-rsid="0070ab34"/>
    </style:style>
    <style:style style:name="P108" style:family="paragraph" style:parent-style-name="Text_20_body">
      <style:text-properties officeooo:paragraph-rsid="0071bec5"/>
    </style:style>
    <style:style style:name="P109" style:family="paragraph" style:parent-style-name="Text_20_body">
      <style:text-properties officeooo:paragraph-rsid="007360f9"/>
    </style:style>
    <style:style style:name="P110" style:family="paragraph" style:parent-style-name="Text_20_body">
      <style:text-properties officeooo:rsid="0073f611" officeooo:paragraph-rsid="0073f611"/>
    </style:style>
    <style:style style:name="P111" style:family="paragraph" style:parent-style-name="Text_20_body">
      <style:text-properties officeooo:rsid="0074abd8" officeooo:paragraph-rsid="0074abd8"/>
    </style:style>
    <style:style style:name="P112" style:family="paragraph" style:parent-style-name="Heading_20_2">
      <style:text-properties officeooo:paragraph-rsid="007b13ec"/>
    </style:style>
    <style:style style:name="P113" style:family="paragraph" style:parent-style-name="Standard" style:list-style-name="L4">
      <style:text-properties officeooo:paragraph-rsid="003fac24"/>
    </style:style>
    <style:style style:name="P114" style:family="paragraph" style:parent-style-name="Standard" style:list-style-name="L4">
      <style:text-properties style:text-line-through-style="solid" style:text-line-through-type="single" officeooo:paragraph-rsid="003fac24"/>
    </style:style>
    <style:style style:name="P115"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16"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17" style:family="paragraph" style:parent-style-name="Standard">
      <style:paragraph-properties fo:text-align="start" style:justify-single-word="false" style:writing-mode="lr-tb"/>
    </style:style>
    <style:style style:name="P118" style:family="paragraph" style:parent-style-name="Standard">
      <style:paragraph-properties fo:text-align="start" style:justify-single-word="false" style:writing-mode="lr-tb"/>
      <style:text-properties officeooo:paragraph-rsid="003af9db"/>
    </style:style>
    <style:style style:name="P119" style:family="paragraph" style:parent-style-name="Standard">
      <style:paragraph-properties fo:text-align="start" style:justify-single-word="false" style:writing-mode="lr-tb"/>
      <style:text-properties officeooo:paragraph-rsid="00627948"/>
    </style:style>
    <style:style style:name="P120" style:family="paragraph" style:parent-style-name="Standard">
      <style:paragraph-properties fo:text-align="start" style:justify-single-word="false" style:writing-mode="lr-tb"/>
      <style:text-properties officeooo:rsid="003af9db" officeooo:paragraph-rsid="003af9db"/>
    </style:style>
    <style:style style:name="P121" style:family="paragraph" style:parent-style-name="Standard">
      <style:paragraph-properties style:writing-mode="lr-tb"/>
      <style:text-properties officeooo:rsid="003af9db" officeooo:paragraph-rsid="003af9db"/>
    </style:style>
    <style:style style:name="P122" style:family="paragraph" style:parent-style-name="Standard">
      <style:paragraph-properties style:writing-mode="lr-tb"/>
      <style:text-properties officeooo:paragraph-rsid="003af9db"/>
    </style:style>
    <style:style style:name="P123"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4" style:family="paragraph" style:parent-style-name="Text_20_body" style:list-style-name="L1">
      <style:text-properties fo:color="#000000" loext:opacity="100%" fo:background-color="transparent"/>
    </style:style>
    <style:style style:name="P125"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26" style:family="paragraph" style:parent-style-name="Text_20_body" style:list-style-name="L3">
      <style:text-properties fo:color="#000000" loext:opacity="100%" fo:background-color="transparent"/>
    </style:style>
    <style:style style:name="P127" style:family="paragraph" style:parent-style-name="Text_20_body" style:list-style-name="L4">
      <style:text-properties style:text-line-through-style="solid" style:text-line-through-type="single" officeooo:paragraph-rsid="003fac24"/>
    </style:style>
    <style:style style:name="P128"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29" style:family="paragraph" style:parent-style-name="Text_20_body" style:list-style-name="L5">
      <style:text-properties officeooo:paragraph-rsid="003c70a6"/>
    </style:style>
    <style:style style:name="P130" style:family="paragraph" style:parent-style-name="Text_20_body" style:list-style-name="L5">
      <style:text-properties officeooo:paragraph-rsid="003df207"/>
    </style:style>
    <style:style style:name="P131" style:family="paragraph" style:parent-style-name="Text_20_body" style:list-style-name="L6"/>
    <style:style style:name="P132" style:family="paragraph" style:parent-style-name="Text_20_body" style:list-style-name="L7"/>
    <style:style style:name="P133" style:family="paragraph" style:parent-style-name="Text_20_body" style:list-style-name="L8"/>
    <style:style style:name="P134" style:family="paragraph" style:parent-style-name="Text_20_body" style:list-style-name="L9"/>
    <style:style style:name="P135" style:family="paragraph" style:parent-style-name="Text_20_body" style:list-style-name="L10"/>
    <style:style style:name="P136" style:family="paragraph" style:parent-style-name="Text_20_body" style:list-style-name="L10">
      <style:text-properties officeooo:paragraph-rsid="00875ba0"/>
    </style:style>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style style:name="P142" style:family="paragraph" style:parent-style-name="Text_20_body" style:list-style-name="L16"/>
    <style:style style:name="P143"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144" style:family="paragraph" style:parent-style-name="Text_20_body" style:list-style-name="L17"/>
    <style:style style:name="P145" style:family="paragraph" style:parent-style-name="Text_20_body" style:list-style-name="L17">
      <style:text-properties officeooo:paragraph-rsid="008dd95e"/>
    </style:style>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text-properties officeooo:rsid="008dd95e" officeooo:paragraph-rsid="008dd95e"/>
    </style:style>
    <style:style style:name="P149" style:family="paragraph" style:parent-style-name="Text_20_body">
      <style:text-properties officeooo:paragraph-rsid="007b13ec"/>
    </style:style>
    <style:style style:name="P150" style:family="paragraph" style:parent-style-name="Text_20_body" style:list-style-name="L22"/>
    <style:style style:name="P151" style:family="paragraph" style:parent-style-name="Text_20_body" style:list-style-name="L23"/>
    <style:style style:name="P152" style:family="paragraph" style:parent-style-name="Text_20_body" style:list-style-name="L25"/>
    <style:style style:name="P153" style:family="paragraph" style:parent-style-name="Text_20_body" style:list-style-name="L26"/>
    <style:style style:name="P154" style:family="paragraph" style:parent-style-name="Text_20_body" style:list-style-name="L27"/>
    <style:style style:name="P155" style:family="paragraph" style:parent-style-name="Text_20_body" style:list-style-name="L28"/>
    <style:style style:name="P156" style:family="paragraph" style:parent-style-name="Text_20_body" style:list-style-name="L29"/>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style:style style:name="T84" style:family="text">
      <style:text-properties officeooo:rsid="0084efc7"/>
    </style:style>
    <style:style style:name="T85" style:family="text">
      <style:text-properties officeooo:rsid="00875ba0"/>
    </style:style>
    <style:style style:name="T86" style:family="text">
      <style:text-properties officeooo:rsid="008dd95e"/>
    </style:style>
    <style:style style:name="T87" style:family="text">
      <style:text-properties fo:font-size="12pt" officeooo:rsid="002be5c0" style:font-size-asian="12pt" style:font-size-complex="12pt"/>
    </style:style>
    <style:style style:name="T88" style:family="text">
      <style:text-properties officeooo:rsid="008e91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2">Revised File Structure</text:p>
      <text:p text:style-name="P52"/>
      <text:p text:style-name="P52"><text:s text:c="2"/>Migration Results:</text:p>
      <text:p text:style-name="P52"/>
      <text:p text:style-name="P52"><text:s text:c="2"/>✅ Clean Architecture:</text:p>
      <text:p text:style-name="P52"><text:s text:c="2"/>- Old monolithic files removed</text:p>
      <text:p text:style-name="P52"><text:s text:c="2"/>- New modular structure in place</text:p>
      <text:p text:style-name="P52"><text:s text:c="2"/>- No remaining dependencies on obsolete code</text:p>
      <text:p text:style-name="P52"/>
      <text:p text:style-name="P52"><text:s text:c="2"/>✅ Updated Integration:</text:p>
      <text:p text:style-name="P52"><text:s text:c="2"/>- Dashboard uses new MarketPulseManager class</text:p>
      <text:p text:style-name="P52"><text:s text:c="2"/>- Main pipeline uses new modular market pulse</text:p>
      <text:p text:style-name="P52"><text:s text:c="2"/>- Screeners cleaned of market pulse logic</text:p>
      <text:p text:style-name="P52"/>
      <text:p text:style-name="P52"><text:soft-page-break/><text:s text:c="2"/>✅ New Structure:</text:p>
      <text:p text:style-name="P52"><text:s text:c="2"/>src/market_pulse/</text:p>
      <text:p text:style-name="P52"><text:s text:c="2"/>├── __init__.py <text:s text:c="19"/># ✅ Active</text:p>
      <text:p text:style-name="P52"><text:s text:c="2"/>├── market_pulse_manager.py <text:s text:c="7"/># ✅ Active - Main orchestrator</text:p>
      <text:p text:style-name="P52"><text:s text:c="2"/>├── calculators/</text:p>
      <text:p text:style-name="P52"><text:s text:c="2"/>│ <text:s text:c="2"/>├── __init__.py <text:s text:c="14"/># ✅ Active</text:p>
      <text:p text:style-name="P52"><text:s text:c="2"/>│ <text:s text:c="2"/>└── gmi_calculator.py <text:s text:c="8"/># ✅ Active (moved from src/)</text:p>
      <text:p text:style-name="P52"><text:s text:c="2"/>└── indicators/</text:p>
      <text:p text:style-name="P52"><text:s text:c="6"/>├── __init__.py <text:s text:c="14"/># ✅ Active</text:p>
      <text:p text:style-name="P52"><text:s text:c="6"/>├── base_indicator.py <text:s text:c="8"/># ✅ Active</text:p>
      <text:p text:style-name="P52"><text:s text:c="6"/>├── ftd_dd_analyzer.py <text:s text:c="7"/># ✅ Active</text:p>
      <text:p text:style-name="P52"><text:s text:c="6"/>├── moving_average_analyzer.py # ✅ Active</text:p>
      <text:p text:style-name="P52"><text:s text:c="6"/>└── breadth_analyzer.py <text:s text:c="6"/># ✅ Active</text:p>
      <text:p text:style-name="P52"/>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3">For each trading day t, find the list of stocks that made a new 52-week high on day t−10.</text:p>
        </text:list-item>
        <text:list-item>
          <text:p text:style-name="P123">For each of those stocks, check if the closing price on day t is higher than the closing price on day t−10.</text:p>
        </text:list-item>
        <text:list-item>
          <text:p text:style-name="P124">Count how many pass this condition.</text:p>
        </text:list-item>
        <text:list-item>
          <text:p text:style-name="P123">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8"><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5">For each trading day t, check each stock’s high price and determine if it is the highest high in the past 52 weeks (252 trading days).</text:p>
        </text:list-item>
        <text:list-item>
          <text:p text:style-name="P125">Count how many stocks meet this criterion on day t.</text:p>
        </text:list-item>
        <text:list-item>
          <text:p text:style-name="P125">If count &gt; 100, output binary 1 for day t, else 0.</text:p>
        </text:list-item>
      </text:list>
      <text:p text:style-name="P53"><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6"><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6"><text:span text:style-name="Source_20_Text"><text:span text:style-name="T4"><text:s text:c="4"/></text:span></text:span><text:span text:style-name="Source_20_Text"><text:span text:style-name="T11"># 10-Day Successful New Highs</text:span></text:span></text:p>
      <text:p text:style-name="P56"><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4"/></text:span></text:span><text:span text:style-name="Source_20_Text"><text:span text:style-name="T10">count_successful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6"><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6"><text:span text:style-name="Source_20_Text"><text:span text:style-name="T4"><text:s text:c="12"/></text:span></text:span><text:span text:style-name="Source_20_Text"><text:span text:style-name="T10">count_successful += 1</text:span></text:span></text:p>
      <text:p text:style-name="P56"><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6"><text:span text:style-name="Source_20_Text"><text:span text:style-name="T4"><text:s text:c="4"/></text:span></text:span><text:span text:style-name="Source_20_Text"><text:span text:style-name="T11"># Daily New Highs</text:span></text:span></text:p>
      <text:p text:style-name="P56"><text:span text:style-name="Source_20_Text"><text:span text:style-name="T4"><text:s text:c="4"/></text:span></text:span><text:span text:style-name="Source_20_Text"><text:span text:style-name="T10">count_new_highs_today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6"><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12"/></text:span></text:span><text:span text:style-name="Source_20_Text"><text:span text:style-name="T10">count_new_highs_today += 1</text:span></text:span></text:p>
      <text:p text:style-name="P57"><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26">To detect a 52-week high for a stock on a given day, compare that day’s high price against the highest high in the last 252 trading days (approximately 1 year).</text:p>
        </text:list-item>
        <text:list-item>
          <text:p text:style-name="P126"><text:soft-page-break/>Ideally, precompute rolling 52-week highs in a dataframe for faster calculation.</text:p>
        </text:list-item>
        <text:list-item>
          <text:p text:style-name="P126">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59" text:outline-level="2"><text:span text:style-name="Strong_20_Emphasis"><text:span text:style-name="T64">MARKET BREADTH</text:span></text:span></text:h>
      <text:p text:style-name="P72"><text:span text:style-name="Strong_20_Emphasis"/></text:p>
      <text:p text:style-name="P72"><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27"><text:span text:style-name="T5">remove column </text:span><text:span text:style-name="T49">market_breadth_calculation_date</text:span></text:p>
        </text:list-item>
        <text:list-item>
          <text:p text:style-name="P128">add colume name “timeframe”: can be daily, weekly, monthly depending on timeframe of calculation</text:p>
        </text:list-item>
        <text:list-item>
          <text:p text:style-name="P114"><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3"><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16" loext:marker-style-name="T48"><text:soft-page-break/></text:p>
      <text:p text:style-name="P11"/>
      <text:p text:style-name="P117" loext:marker-style-name="T48"><text:span text:style-name="T17"># </text:span><text:span text:style-name="T55">MARKET BREADTH ANALYSIS CONFIGURATION</text:span></text:p>
      <text:p text:style-name="P24"/>
      <text:p text:style-name="P24"/>
      <text:p text:style-name="P24"/>
      <text:p text:style-name="P60"/>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69">MARKET_BREADTH_enable</text:p>
          </table:table-cell>
          <table:table-cell table:style-name="Table5.A1" office:value-type="string">
            <text:p text:style-name="P69">TRUE</text:p>
          </table:table-cell>
          <table:table-cell table:style-name="Table5.A1" office:value-type="string">
            <text:p text:style-name="P67"/>
          </table:table-cell>
        </table:table-row>
        <table:table-row>
          <table:table-cell table:style-name="Table5.A1" office:value-type="string">
            <text:p text:style-name="P69">MARKET_BREADTH_universe</text:p>
          </table:table-cell>
          <table:table-cell table:style-name="Table5.A1" office:value-type="string">
            <text:p text:style-name="P69">SP500</text:p>
          </table:table-cell>
          <table:table-cell table:style-name="Table5.A1" office:value-type="string">
            <text:p text:style-name="P67"/>
          </table:table-cell>
        </table:table-row>
        <table:table-row>
          <table:table-cell table:style-name="Table5.A1" office:value-type="string">
            <text:p text:style-name="P61"><text:span text:style-name="T56">MARKET_BREADTH_</text:span><text:span text:style-name="T58">daily</text:span></text:p>
          </table:table-cell>
          <table:table-cell table:style-name="Table5.A1" office:value-type="string">
            <text:p text:style-name="P66">TRUE</text:p>
          </table:table-cell>
          <table:table-cell table:style-name="Table5.A1" office:value-type="string">
            <text:p text:style-name="P67"/>
          </table:table-cell>
        </table:table-row>
        <table:table-row>
          <table:table-cell table:style-name="Table5.A1" office:value-type="string">
            <text:p text:style-name="P63">daily_new_high_lows</text:p>
          </table:table-cell>
          <table:table-cell table:style-name="Table5.A1" office:value-type="string">
            <text:p text:style-name="P63">20d; 52w</text:p>
          </table:table-cell>
          <table:table-cell table:style-name="Table5.A1" office:value-type="string">
            <text:p text:style-name="P67"/>
          </table:table-cell>
        </table:table-row>
        <table:table-row>
          <table:table-cell table:style-name="Table5.A5" office:value-type="string">
            <text:p text:style-name="P61"><text:span text:style-name="T58">daily</text:span><text:span text:style-name="T56">_ma_periods</text:span></text:p>
          </table:table-cell>
          <table:table-cell table:style-name="Table5.A5" office:value-type="string">
            <text:p text:style-name="P69">20;50;200</text:p>
          </table:table-cell>
          <table:table-cell table:style-name="Table5.A1" office:value-type="string">
            <text:p text:style-name="P67"/>
          </table:table-cell>
        </table:table-row>
        <table:table-row>
          <table:table-cell table:style-name="Table5.A5" office:value-type="string">
            <text:p text:style-name="P61"><text:span text:style-name="T56">daily_new_</text:span><text:span text:style-name="T58">52week_</text:span><text:span text:style-name="T56">highs_threshold</text:span></text:p>
          </table:table-cell>
          <table:table-cell table:style-name="Table5.B6" office:value-type="float" office:value="100">
            <text:p text:style-name="P68">100</text:p>
          </table:table-cell>
          <table:table-cell table:style-name="Table5.A1" office:value-type="string">
            <text:p text:style-name="P67"/>
          </table:table-cell>
        </table:table-row>
        <table:table-row>
          <table:table-cell table:style-name="Table5.A1" office:value-type="string">
            <text:p text:style-name="P65">daily_new_10days_high_threshold</text:p>
          </table:table-cell>
          <table:table-cell table:style-name="Table5.B7" office:value-type="float" office:value="100">
            <text:p text:style-name="P64">100</text:p>
          </table:table-cell>
          <table:table-cell table:style-name="Table5.A1" office:value-type="string">
            <text:p text:style-name="P67"/>
          </table:table-cell>
        </table:table-row>
        <table:table-row>
          <table:table-cell table:style-name="Table5.A1" office:value-type="string">
            <text:p text:style-name="P69">ten_day_success_threshold</text:p>
          </table:table-cell>
          <table:table-cell table:style-name="Table5.B8" office:value-type="float" office:value="5">
            <text:p text:style-name="P68">5</text:p>
          </table:table-cell>
          <table:table-cell table:style-name="Table5.A1" office:value-type="string">
            <text:p text:style-name="P67"/>
          </table:table-cell>
        </table:table-row>
        <table:table-row>
          <table:table-cell table:style-name="Table5.A1" office:value-type="string">
            <text:p text:style-name="P69">strong_ad_ratio_threshold</text:p>
          </table:table-cell>
          <table:table-cell table:style-name="Table5.B9" office:value-type="float" office:value="2">
            <text:p text:style-name="P68">2</text:p>
          </table:table-cell>
          <table:table-cell table:style-name="Table5.A1" office:value-type="string">
            <text:p text:style-name="P67"/>
          </table:table-cell>
        </table:table-row>
        <table:table-row>
          <table:table-cell table:style-name="Table5.A1" office:value-type="string">
            <text:p text:style-name="P69">weak_ad_ratio_threshold</text:p>
          </table:table-cell>
          <table:table-cell table:style-name="Table5.B10" office:value-type="float" office:value="0.5">
            <text:p text:style-name="P68">0.5</text:p>
          </table:table-cell>
          <table:table-cell table:style-name="Table5.A1" office:value-type="string">
            <text:p text:style-name="P67"/>
          </table:table-cell>
        </table:table-row>
        <table:table-row>
          <table:table-cell table:style-name="Table5.A1" office:value-type="string">
            <text:p text:style-name="P69">strong_advance_threshold</text:p>
          </table:table-cell>
          <table:table-cell table:style-name="Table5.B11" office:value-type="float" office:value="70">
            <text:p text:style-name="P68">70</text:p>
          </table:table-cell>
          <table:table-cell table:style-name="Table5.A1" office:value-type="string">
            <text:p text:style-name="P67"/>
          </table:table-cell>
        </table:table-row>
        <table:table-row>
          <table:table-cell table:style-name="Table5.A1" office:value-type="string">
            <text:p text:style-name="P69">weak_advance_threshold</text:p>
          </table:table-cell>
          <table:table-cell table:style-name="Table5.B12" office:value-type="float" office:value="30">
            <text:p text:style-name="P68">30</text:p>
          </table:table-cell>
          <table:table-cell table:style-name="Table5.A1" office:value-type="string">
            <text:p text:style-name="P67"/>
          </table:table-cell>
        </table:table-row>
        <table:table-row>
          <table:table-cell table:style-name="Table5.A1" office:value-type="string">
            <text:p text:style-name="P69">strong_ma_breadth_threshold</text:p>
          </table:table-cell>
          <table:table-cell table:style-name="Table5.B13" office:value-type="float" office:value="80">
            <text:p text:style-name="P68">80</text:p>
          </table:table-cell>
          <table:table-cell table:style-name="Table5.A1" office:value-type="string">
            <text:p text:style-name="P67"/>
          </table:table-cell>
        </table:table-row>
        <table:table-row>
          <table:table-cell table:style-name="Table5.A1" office:value-type="string">
            <text:p text:style-name="P69">weak_ma_breadth_threshold</text:p>
          </table:table-cell>
          <table:table-cell table:style-name="Table5.B14" office:value-type="float" office:value="20">
            <text:p text:style-name="P68">20</text:p>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5" loext:marker-style-name="T48"><text:span text:style-name="T53">MARKET_PULSE_gmi_enable</text:span><text:span text:style-name="T54">_daily, MARKET_PULSE_gmi_enable_weekly, MARKET_PULSE_gmi_enable_monthly</text:span></text:p>
      <text:p text:style-name="P118" loext:marker-style-name="T48"><text:span text:style-name="T18"/></text:p>
      <text:p text:style-name="P118" loext:marker-style-name="T48"><text:span text:style-name="T18"/></text:p>
      <text:p text:style-name="P118" loext:marker-style-name="T48"><text:span text:style-name="T18"/></text:p>
      <text:p text:style-name="P118" loext:marker-style-name="T48"><text:span text:style-name="T18"/></text:p>
      <text:p text:style-name="P118" loext:marker-style-name="T48"><text:span text:style-name="T18"/></text:p>
      <text:p text:style-name="P120" loext:marker-style-name="T48"><text:span text:style-name="T17">Create:</text:span></text:p>
      <text:p text:style-name="P118"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3">MARKET_PULSE_gmi_short_term_sma_daily</text:p>
          </table:table-cell>
          <table:table-cell table:style-name="Table1.A1" office:value-type="string">
            <text:p text:style-name="P85">50</text:p>
          </table:table-cell>
        </table:table-row>
        <table:table-row table:style-name="Table1.1">
          <table:table-cell table:style-name="Table1.A1" office:value-type="string">
            <text:p text:style-name="P50"><text:span text:style-name="T56">MARKET_PULSE_gmi_long_term_sma</text:span><text:span text:style-name="T57">_daily</text:span></text:p>
          </table:table-cell>
          <table:table-cell table:style-name="Table1.A1" office:value-type="string">
            <text:p text:style-name="P85">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4">MARKET_PULSE_gmi_short_term_sma_daily</text:p>
          </table:table-cell>
        </table:table-row>
        <table:table-row table:style-name="Table2.1">
          <table:table-cell table:style-name="Table2.A1" office:value-type="string">
            <text:p text:style-name="P51"><text:span text:style-name="T56">MARKET_PULSE_gmi_long_term_sma</text:span><text:span text:style-name="T57">_daily</text:span></text:p>
          </table:table-cell>
        </table:table-row>
      </table:table>
      <text:p text:style-name="P118" loext:marker-style-name="T48"><text:span text:style-name="T18"/></text:p>
      <table:table table:name="Table3" table:style-name="Table3">
        <table:table-column table:style-name="Table3.A"/>
        <table:table-row table:style-name="Table3.1">
          <table:table-cell table:style-name="Table3.A1" office:value-type="string">
            <text:p text:style-name="P74">MARKET_PULSE_gmi_short_term_sma_daily</text:p>
          </table:table-cell>
        </table:table-row>
        <text:soft-page-break/>
        <table:table-row table:style-name="Table3.1">
          <table:table-cell table:style-name="Table3.A1" office:value-type="string">
            <text:p text:style-name="P51"><text:span text:style-name="T56">MARKET_PULSE_gmi_long_term_sma</text:span><text:span text:style-name="T57">_daily</text:span></text:p>
          </table:table-cell>
        </table:table-row>
      </table:table>
      <text:p text:style-name="P118" loext:marker-style-name="T48"><text:span text:style-name="T18"/></text:p>
      <text:p text:style-name="P118" loext:marker-style-name="T48"><text:span text:style-name="T18"/></text:p>
      <text:p text:style-name="P122" loext:marker-style-name="T48"><text:span text:style-name="T18">MARKET_PULSE_gmi_MF_ma_period change to MARKET_PULSE_gmi_MF_ma_period change</text:span></text:p>
      <text:p text:style-name="P122" loext:marker-style-name="T48"><text:span text:style-name="T18"/></text:p>
      <text:p text:style-name="P121" loext:marker-style-name="T48"><text:span text:style-name="T17">create:</text:span></text:p>
      <text:p text:style-name="P122" loext:marker-style-name="T48"><text:span text:style-name="T17">MARKET_PULSE_gmi_MF_</text:span><text:span text:style-name="T18">s</text:span><text:span text:style-name="T17">ma_period</text:span><text:span text:style-name="T18">_daily</text:span></text:p>
      <text:p text:style-name="P122" loext:marker-style-name="T48"><text:span text:style-name="T18">MARKET_PULSE_gmi_MF_sma_period_weekly</text:span></text:p>
      <text:p text:style-name="P122" loext:marker-style-name="T48"><text:span text:style-name="T18">MARKET_PULSE_gmi_MF_sma_period_monthly</text:span></text:p>
      <text:p text:style-name="P118" loext:marker-style-name="T48"><text:span text:style-name="T18"/></text:p>
      <text:p text:style-name="P118"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70"><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3"><text:span text:style-name="T70">R</text:span>3: Daily <text:span text:style-name="T76">SPY </text:span>Index <text:span text:style-name="T77">p</text:span>ositive <text:span text:style-name="T70">(base on 50sma and momentum) (0.5 point for sma and 0.5 point for momentum)</text:span></text:p>
      <text:p text:style-name="P92"><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3"><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3"><text:soft-page-break/><text:span text:style-name="T70">R6: Mutual fund MF price &gt; 50sma</text:span> <text:span text:style-name="T70">(1 point)</text:span></text:p>
      <text:p text:style-name="P17"/>
      <text:p text:style-name="P94"><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4"><text:span text:style-name="T43">D</text:span><text:span text:style-name="T42">ATA NEEDED:</text:span><text:span text:style-name="T44">()</text:span></text:p>
      <text:p text:style-name="P87"><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4"><text:span text:style-name="T43">F</text:span><text:span text:style-name="T42">ILE NEEDED</text:span></text:p>
      <text:p text:style-name="P76">- market breadth files</text:p>
      <text:p text:style-name="P87"><text:span text:style-name="T17">- </text:span><text:span text:style-name="T29">path/name of file to look for (core name, date, timeframe)</text:span></text:p>
      <text:p text:style-name="P87"><text:span text:style-name="T29"><text:s/>results/market_breadth/market_breadth_all_</text:span><text:span text:style-name="T30">{user_choice}_timeframe_date (date is latest date in column date)</text:span><text:span text:style-name="T29"> <text:s text:c="2"/></text:span></text:p>
      <text:p text:style-name="P78">- variables to retrive:</text:p>
      <text:p text:style-name="P104"><text:span text:style-name="T30">timeframe</text:span><text:span text:style-name="T29">_daily_mb_10day_successful_252day_new_highs_gt_100</text:span></text:p>
      <text:p text:style-name="P119"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89"><text:span text:style-name="T29"/></text:p>
      <text:p text:style-name="P90"><text:span text:style-name="T29"/></text:p>
      <text:p text:style-name="P86"><text:span text:style-name="T29"/></text:p>
      <text:p text:style-name="P90"><text:span text:style-name="T41">CALCULATE</text:span><text:span text:style-name="T22"> </text:span></text:p>
      <text:p text:style-name="P90"><text:span text:style-name="T22">- MARKET_PULSE_gmi_short_term_sma for </text:span><text:span text:style-name="T20">MARKET_PULSE_gmi_index</text:span><text:span text:style-name="T22">1, </text:span><text:span text:style-name="T20">MARKET_PULSE_gmi_index</text:span><text:span text:style-name="T22">2</text:span></text:p>
      <text:p text:style-name="P90"><text:span text:style-name="T20">-</text:span><text:span text:style-name="T22"> MARKET_PULSE_gmi_long_term_sma for </text:span><text:span text:style-name="T20">MARKET_PULSE_gmi_index</text:span><text:span text:style-name="T22">2 </text:span></text:p>
      <text:p text:style-name="P90"><text:span text:style-name="T20"/></text:p>
      <text:p text:style-name="P94"><text:span text:style-name="T41">REQUIREMENTS</text:span><text:span text:style-name="T21"> (Total: 0-6 points): <text:s text:c="94"/></text:span></text:p>
      <text:p text:style-name="P90"><text:span text:style-name="T21">- R1: 10-day success rate of 252-day new highs &gt; 100 (1 point) - from market breadth </text:span><text:span text:style-name="T22">file</text:span></text:p>
      <text:p text:style-name="P90"><text:span text:style-name="T21">- R2: Daily new highs &gt; 100 (1 point) - from market breadth <text:s/></text:span><text:span text:style-name="T22">filename</text:span></text:p>
      <text:p text:style-name="P90"><text:span text:style-name="T22">For this stage create the functions R1 AND R2, but return value 0</text:span><text:span text:style-name="T21"> <text:s text:c="65"/></text:span></text:p>
      <text:p text:style-name="P79">- R3: </text:p>
      <text:p text:style-name="P90"><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80">gmi_r3_short term trend: if positive 0.5 points else 0</text:p>
      <text:p text:style-name="P80">- R4:</text:p>
      <text:p text:style-name="P95"><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80">gmi_r4_short term trend: if positive 0.5 points else 0</text:p>
      <text:p text:style-name="P80">- R5:</text:p>
      <text:p text:style-name="P95"><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5"><text:soft-page-break/><text:span text:style-name="T23">gmi_r5_long term trend: if positive 0.5 points else 0</text:span></text:p>
      <text:p text:style-name="P80">- R6:</text:p>
      <text:p text:style-name="P95"><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90"><text:span text:style-name="T20"/></text:p>
      <text:p text:style-name="P96"><text:span text:style-name="T21">O</text:span><text:span text:style-name="T31">utput:</text:span></text:p>
      <text:p text:style-name="P81">columns names:</text:p>
      <text:p text:style-name="P81">index, date, timeframe, {timeframe}_gmi_signal, {timeframe}_gmi_score, {timeframe}_max_score, {timeframe}_threshold, {timeframe}_confirmation_days, {timeframe}_R1, {timeframe}_R2, {timeframe}_R3, {timeframe}_R4, {timeframe}_R5, {timeframe}_R6</text:p>
      <text:p text:style-name="P90"><text:span text:style-name="T21"/></text:p>
      <text:p text:style-name="P90"><text:span text:style-name="T21"/></text:p>
      <text:p text:style-name="P15"/>
      <text:p text:style-name="P13">------------------------------------------</text:p>
      <text:h text:style-name="P6" text:outline-level="2"><text:bookmark text:name="gmi2-rules"/>GMI2 Rules</text:h>
      <text:list text:style-name="L5">
        <text:list-item>
          <text:p text:style-name="P129"><text:span text:style-name="Strong_20_Emphasis">More US new highs than lows today</text:span></text:p>
        </text:list-item>
        <text:list-item>
          <text:p text:style-name="P129"><text:span text:style-name="Strong_20_Emphasis">QQQ closed above 10-week average </text:span><text:span text:style-name="Strong_20_Emphasis"><text:span text:style-name="T59">(value in user_data.csv)</text:span></text:span></text:p>
        </text:list-item>
        <text:list-item>
          <text:p text:style-name="P130"><text:span text:style-name="Strong_20_Emphasis">QQQ closed above 4-week average </text:span><text:span text:style-name="Strong_20_Emphasis"><text:span text:style-name="T59">(value in user_data.csv)</text:span></text:span></text:p>
        </text:list-item>
        <text:list-item>
          <text:p text:style-name="P130"><text:span text:style-name="Strong_20_Emphasis">QQQ closed above 10-day average </text:span><text:span text:style-name="Strong_20_Emphasis"><text:span text:style-name="T59">(value in user_data.csv)</text:span></text:span></text:p>
        </text:list-item>
        <text:list-item>
          <text:p text:style-name="P129"><text:span text:style-name="Strong_20_Emphasis">QQQ 4-week average &gt; 10-week average &gt; 30-week average</text:span></text:p>
        </text:list-item>
        <text:list-item>
          <text:p text:style-name="P130"><text:span text:style-name="Strong_20_Emphasis">QQQ daily 10.4 stochastic &lt; 20 </text:span><text:span text:style-name="Strong_20_Emphasis"><text:span text:style-name="T59">(value in user_data.csv)</text:span></text:span></text:p>
        </text:list-item>
        <text:list-item>
          <text:p text:style-name="P130"><text:span text:style-name="Strong_20_Emphasis">QQQ daily 12/26/9 MACD histogram rising last 2 days or value &gt; 0 </text:span><text:span text:style-name="Strong_20_Emphasis"><text:span text:style-name="T59">(value in user_data.csv)</text:span></text:span></text:p>
        </text:list-item>
        <text:list-item>
          <text:p text:style-name="P130"><text:span text:style-name="Strong_20_Emphasis">QQQ 10.4.4 daily stochastic (fast) &gt; slow or above 80 </text:span><text:span text:style-name="Strong_20_Emphasis"><text:span text:style-name="T59">(value in user_data.csv)</text:span></text:span></text:p>
        </text:list-item>
        <text:list-item>
          <text:p text:style-name="P130"><text:span text:style-name="Strong_20_Emphasis">QQQ daily 10.1 stochastic ≤ 20 </text:span><text:span text:style-name="Strong_20_Emphasis"><text:span text:style-name="T59">(value in user_data.csv)</text:span></text:span></text:p>
        </text:list-item>
      </text:list>
      <text:p text:style-name="P91"><text:span text:style-name="Strong_20_Emphasis"/></text:p>
      <text:p text:style-name="P103"><text:span text:style-name="Strong_20_Emphasis"><text:span text:style-name="T79">Based on gmi_calculator.py, create a new calculator gmi2_calculator.py that works in principle in same way:</text:span></text:span></text:p>
      <text:p text:style-name="P97"><text:span text:style-name="Strong_20_Emphasis"><text:span text:style-name="T78">user_data.csv</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6"><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6"><text:span text:style-name="Strong_20_Emphasis"><text:span text:style-name="T40"/></text:span></text:p>
      <text:p text:style-name="P55"><text:span text:style-name="T43">D</text:span><text:span text:style-name="T42">ATA NEEDED:</text:span></text:p>
      <text:p text:style-name="P88"><text:span text:style-name="T17">- history price of <text:s/></text:span><text:span text:style-name="T20">MARKET_PULSE_gmi</text:span><text:span text:style-name="T24">2</text:span><text:span text:style-name="T20">_index</text:span><text:span text:style-name="T17"> </text:span></text:p>
      <text:p text:style-name="P55"><text:span text:style-name="T43">F</text:span><text:span text:style-name="T42">ILE NEEDED</text:span></text:p>
      <text:p text:style-name="P77">- market breadth files</text:p>
      <text:p text:style-name="P97"><text:span text:style-name="T41">CALCULATE</text:span><text:span text:style-name="T22"> </text:span></text:p>
      <text:p text:style-name="P99"><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99"><text:span text:style-name="Strong_20_Emphasis"><text:span text:style-name="T25">sma1, sm2, sma3, sma4. In your example it becomes: sma1= 10, sma2 = 20, sma3 = 50, sma4= 150</text:span></text:span></text:p>
      <text:p text:style-name="P100"><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99"><text:span text:style-name="Strong_20_Emphasis"><text:span text:style-name="T25"/></text:span></text:p>
      <text:p text:style-name="P97"><text:span text:style-name="T41">REQUIREMENTS</text:span><text:span text:style-name="T21">: <text:s text:c="94"/></text:span></text:p>
      <text:p text:style-name="P98"><text:span text:style-name="T21">- R1: <text:s/>Daily new highs &gt; 100 (1 point) –</text:span><text:span text:style-name="T22"> </text:span><text:span text:style-name="T26">from market breadth file, return 0 for the moment</text:span></text:p>
      <text:p text:style-name="P105"><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100"><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100"><text:span text:style-name="T26"><text:s text:c="9"/>- take into account trend (0.5 points), momentum (0.5 points)</text:span><text:span text:style-name="T21"> <text:s text:c="58"/></text:span></text:p>
      <text:p text:style-name="P100"><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2"><text:tab/>- take into account trend (0.5 points), momentum (0.5 points)</text:p>
      <text:p text:style-name="P101"><text:span text:style-name="T21">- R</text:span><text:span text:style-name="T27">5</text:span><text:span text:style-name="T21">:</text:span><text:span text:style-name="T26"> <text:s/></text:span><text:span text:style-name="T27">if sma2 &gt; sma3 &gt;sma4: take into account momentum only (1 point)</text:span></text:p>
      <text:p text:style-name="P109"><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2"><text:span text:style-name="T28">- R7: </text:span><text:span text:style-name="T35">MACD</text:span></text:p>
      <text:p text:style-name="P83">- R8:</text:p>
      <text:p text:style-name="P107"><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8"><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100"><text:span text:style-name="T21"/></text:p>
      <text:p text:style-name="P97"><text:soft-page-break/><text:span text:style-name="T21"/></text:p>
      <text:p text:style-name="P16"/>
      <text:p text:style-name="P42">------------------------------------------</text:p>
      <text:h text:style-name="Heading_20_1" text:outline-level="1"><text:span text:style-name="Strong_20_Emphasis">CHILLAX_MA.PY</text:span></text:h>
      <text:p text:style-name="P71"><text:span text:style-name="Strong_20_Emphasis"/></text:p>
      <text:p text:style-name="P72"><text:span text:style-name="T34"/></text:p>
      <text:h text:style-name="P75"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31">Input: Ticker symbol or index identifier (e.g., "SPY", "NASDAQ").</text:p>
        </text:list-item>
        <text:list-item>
          <text:p text:style-name="P131">Load historical price data (OHLC: Open, High, Low, Close) for that index.</text:p>
        </text:list-item>
        <text:list-item>
          <text:p text:style-name="P131">Restrict data to the latest 3 months (e.g., last ~63 trading days for daily data).</text:p>
        </text:list-item>
        <text:list-item>
          <text:p text:style-name="P131">Ensure data is sorted by date ascending.</text:p>
        </text:list-item>
      </text:list>
      <text:h text:style-name="Heading_20_2" text:outline-level="2">2. Calculate Moving Averages</text:h>
      <text:list text:style-name="L7">
        <text:list-item>
          <text:p text:style-name="P132">Calculate 10-period simple moving average (SMA_10) on Close prices.</text:p>
        </text:list-item>
        <text:list-item>
          <text:p text:style-name="P132">Calculate 20-period simple moving average (SMA_20) on Close prices.</text:p>
        </text:list-item>
      </text:list>
      <text:h text:style-name="Heading_20_2" text:outline-level="2">3. Determine Trend and Risk Signals</text:h>
      <text:list text:style-name="L8">
        <text:list-item>
          <text:p text:style-name="P133">Compare current SMA_10 to SMA_20 to check if SMA_10 is above SMA_20 (bullish condition).</text:p>
        </text:list-item>
        <text:list-item>
          <text:p text:style-name="P133">Determine trend direction by comparing current SMA values to values 5 trading days ago:</text:p>
          <text:list>
            <text:list-item>
              <text:p text:style-name="P133">SMA_10 trending up if SMA_10 &gt; SMA_10 shifted by 5 days.</text:p>
            </text:list-item>
            <text:list-item>
              <text:p text:style-name="P133">SMA_20 trending up if SMA_20 &gt; SMA_20 shifted by 5 days.</text:p>
            </text:list-item>
          </text:list>
        </text:list-item>
        <text:list-item>
          <text:p text:style-name="P133">Define risk on/off zones based on these conditions:</text:p>
          <text:list>
            <text:list-item>
              <text:p text:style-name="P133"><text:span text:style-name="Strong_20_Emphasis">Risk-On (Light Green Zone):</text:span> SMA_10 above SMA_20 and both trending up or SMA_10 trending up alone.</text:p>
            </text:list-item>
            <text:list-item>
              <text:p text:style-name="P133"><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4">Plot a candlestick chart for the index over the 3-month period.</text:p>
        </text:list-item>
        <text:list-item>
          <text:p text:style-name="P134">Overlay the 10-day and 20-day SMAs on the price chart.</text:p>
        </text:list-item>
        <text:list-item>
          <text:p text:style-name="P134">Color the background zones (or chart area) dynamically:</text:p>
          <text:list>
            <text:list-item>
              <text:p text:style-name="P134"><text:soft-page-break/>Light green where risk-on conditions hold.</text:p>
            </text:list-item>
            <text:list-item>
              <text:p text:style-name="P134">Light red where risk-off conditions hold.</text:p>
            </text:list-item>
          </text:list>
        </text:list-item>
        <text:list-item>
          <text:p text:style-name="P134">Optionally display the latest MA values and trend statuses as text or labels on the chart.</text:p>
        </text:list-item>
      </text:list>
      <text:p text:style-name="P84">In user_data.csv add:</text:p>
      <text:p text:style-name="P84">chillax_mas_indexes: SY; QQQ, IWM (combination of indexes not possible)</text:p>
      <text:p text:style-name="P84">chillax_mas_sma: 10, </text:p>
      <text:p text:style-name="P84">chillax_mas_charts: SPY; QQQ (if nothing given just creates charts for all chillax_mas_indexes)</text:p>
      <text:p text:style-name="P84">chillax_mas_charts_timeframe: 150 <text:s/>(on daily this represents 150:5 = 30 week</text:p>
      <text:p text:style-name="P110"><text:span text:style-name="T17"/></text:p>
      <text:p text:style-name="P111"><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10"><text:span text:style-name="T17"/></text:p>
      <text:h text:style-name="Heading_20_1" text:outline-level="1">Moving Average Cycles</text:h>
      <text:p text:style-name="P110"><text:span text:style-name="T17"/></text:p>
      <text:p text:style-name="P84">Similary to the Chillax MA Analysis implementation, implement ma_cycles_analyzer. I have a pine of the indicator in <text:s text:c="12"/>│</text:p>
      <text:p text:style-name="P84">│ <text:s text:c="2"/>tradingview'/home/imagda/_invest2024/python/metaData_v1/src/market_pulse/indicators/ma_cycles_analyzer.pine'. I would like to <text:s text:c="2"/>│</text:p>
      <text:p text:style-name="P84">│ <text:s text:c="2"/>create same chart as chillax but also end the MA cycles and a table overview right bottom. The image is provided here: <text:s text:c="9"/>│</text:p>
      <text:p text:style-name="P84">│ <text:s text:c="2"/>https://www.tradingview.com/script/R8bMY2Il-Moving-Average-Cycles/ </text:p>
      <text:p text:style-name="P72"><text:span text:style-name="T34"/></text:p>
      <text:p text:style-name="P72"><text:span text:style-name="T34"/></text:p>
      <text:p text:style-name="P72"><text:span text:style-name="T34"/></text:p>
      <text:p text:style-name="P72"><text:span text:style-name="T34"/></text:p>
      <text:p text:style-name="P72"><text:a xlink:type="simple" xlink:href="https://de.tradingview.com/script/8u44VK7x/" text:style-name="Internet_20_link" text:visited-style-name="Visited_20_Internet_20_Link"><text:span text:style-name="T34">https://de.tradingview.com/script/8u44VK7x/</text:span></text:a></text:p>
      <text:p text:style-name="P72"><text:span text:style-name="T34"/></text:p>
      <text:p text:style-name="P72"><text:span text:style-name="T34"/></text:p>
      <text:p text:style-name="P72"><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generate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text:s/><text:span text:style-name="T84">This should be created using post_process module architecture. Respect output filename generation rules. You can create as many as pdf or png templates you want. <text:s/>Inside /home/imagda/_invest2024/python/metaData_v1/src/post_process/pdf_templates, /home/imagda/_invest2024/python/metaData_v1/src/post_process/png_templates <text:s/>if needed can create basic_calculation to keep the files for this modules (if they are many). </text:span><text:span text:style-name="T85">Example: create a type of vizualization png or pdf for different situations: in user_data_pp.csv basic_calculation , , TRUE, top_performer and the filters. The idea is, the histriocal data are updated daily, so tomorrow I should be able to create an update form of the pdf/png.</text:span></text:p>
      <text:p text:style-name="P48"/>
      <text:p text:style-name="P48"/>
      <text:h text:style-name="P49" text:outline-level="2">Workflow for Market Trends Report Generation <text:s/><text:span text:style-name="T85">from basic_calculation module </text:span>Using ReportLab and post_process Module (for Claude AI)</text:h>
      <text:list text:style-name="L10">
        <text:list-header>
          <text:p text:style-name="P135"><text:span text:style-name="Source_20_Text">/home/imagda/_invest2024/python/metaData_v1/results/basic_calculation/basic_calculation_2-5_daily_20250905.csv</text:span></text:p>
        </text:list-header>
        <text:list-item>
          <text:p text:style-name="P136"><text:span text:style-name="T85">Read research, learn and study the appication of</text:span> all experimental results and literature files from directory:<text:line-break/><text:soft-page-break/><text:span text:style-name="Source_20_Text">/home/imagda/_invest2024/python/metaData_v1/reportTEST</text:span> (verify existence or request correct path)</text:p>
        </text:list-item>
        <text:list-item>
          <text:p text:style-name="P136"><text:span text:style-name="T85">For implementation of pdf/png </text:span>Use post_process module base directory and subdirectories:</text:p>
          <text:list>
            <text:list-item>
              <text:p text:style-name="P135">Post-process scripts directory: <text:span text:style-name="Source_20_Text">/home/imagda/_invest2024/python/metaData_v1/src/post_process</text:span></text:p>
            </text:list-item>
            <text:list-item>
              <text:p text:style-name="P135">PDF templates directory: <text:span text:style-name="Source_20_Text">/home/imagda/_invest2024/python/metaData_v1/src/post_process/pdf_templates</text:span></text:p>
            </text:list-item>
            <text:list-item>
              <text:p text:style-name="P135">PNG templates directory: <text:span text:style-name="Source_20_Text">/home/imagda/_invest2024/python/metaData_v1/src/post_process/png_templates</text:span></text:p>
            </text:list-item>
          </text:list>
          <text:p text:style-name="P135"/>
        </text:list-item>
      </text:list>
      <text:p text:style-name="Text_20_body"><text:span text:style-name="Strong_20_Emphasis">2. Data Processing &amp; Analysis</text:span></text:p>
      <text:list text:style-name="L11">
        <text:list-item>
          <text:p text:style-name="P137">Load and clean the CSV data for analysis</text:p>
        </text:list-item>
        <text:list-item>
          <text:p text:style-name="P137">Analyze data to detect:</text:p>
          <text:list>
            <text:list-item>
              <text:p text:style-name="P137">Short-term market trends</text:p>
            </text:list-item>
            <text:list-item>
              <text:p text:style-name="P137">Medium-term market trends</text:p>
            </text:list-item>
            <text:list-item>
              <text:p text:style-name="P137">Long-term market trends</text:p>
            </text:list-item>
          </text:list>
        </text:list-item>
        <text:list-item>
          <text:p text:style-name="P137">Compute summary statistics and generate summary tables</text:p>
        </text:list-item>
        <text:list-item>
          <text:p text:style-name="P137">Apply filters or segmentations such as top performers, user-defined filters, or specific KPI thresholds</text:p>
        </text:list-item>
      </text:list>
      <text:p text:style-name="Text_20_body"><text:span text:style-name="Strong_20_Emphasis">3. Experimental and Literature Synthesis</text:span></text:p>
      <text:list text:style-name="L12">
        <text:list-item>
          <text:p text:style-name="P138">Parse all files from the experimental/literature directory to extract relevant insights, results, and context</text:p>
        </text:list-item>
        <text:list-item>
          <text:p text:style-name="P138">Integrate experimental findings with calculated trends from CSV data</text:p>
        </text:list-item>
        <text:list-item>
          <text:p text:style-name="P138">Generate comprehensive insights combining data analytics and literature review</text:p>
        </text:list-item>
      </text:list>
      <text:p text:style-name="Text_20_body"><text:span text:style-name="Strong_20_Emphasis">4. Visualization Creation</text:span></text:p>
      <text:list text:style-name="L13">
        <text:list-item>
          <text:p text:style-name="P139">Using the post_process module, generate:</text:p>
          <text:list>
            <text:list-item>
              <text:p text:style-name="P139">Charts (line charts, bar charts, trend analysis, etc.) based on market data</text:p>
            </text:list-item>
            <text:list-item>
              <text:p text:style-name="P139">Figures to highlight critical market movement and KPI changes</text:p>
            </text:list-item>
            <text:list-item>
              <text:p text:style-name="P139">Summary tables to accompany visuals</text:p>
            </text:list-item>
          </text:list>
        </text:list-item>
        <text:list-item>
          <text:p text:style-name="P139">Save charts and figures as PNG templates for report embedding</text:p>
        </text:list-item>
      </text:list>
      <text:p text:style-name="Text_20_body"><text:soft-page-break/><text:span text:style-name="Strong_20_Emphasis">5. PDF Report Generation Using ReportLab</text:span></text:p>
      <text:list text:style-name="L14">
        <text:list-item>
          <text:p text:style-name="P140">Create well-structured multi-section PDF report from templates that incorporate:</text:p>
          <text:list>
            <text:list-item>
              <text:p text:style-name="P140">Introduction &amp; Data Overview</text:p>
            </text:list-item>
            <text:list-item>
              <text:p text:style-name="P140">Summary Tables and Key Statistics</text:p>
            </text:list-item>
            <text:list-item>
              <text:p text:style-name="P140">Short, Medium, Long-term Market Trends with supporting figures</text:p>
            </text:list-item>
            <text:list-item>
              <text:p text:style-name="P140">Composite insights from experimental data and literature</text:p>
            </text:list-item>
          </text:list>
        </text:list-item>
        <text:list-item>
          <text:p text:style-name="P140">Ensure dynamic content updating capability for next-day data refresh</text:p>
        </text:list-item>
      </text:list>
      <text:p text:style-name="Text_20_body"><text:span text:style-name="Strong_20_Emphasis">6. File Management and Output</text:span></text:p>
      <text:list text:style-name="L15">
        <text:list-item>
          <text:p text:style-name="P141">Automatically generate output filenames containing date and versioning info</text:p>
        </text:list-item>
        <text:list-item>
          <text:p text:style-name="P141">Store output PDFs and PNGs in appropriate subdirectories under the post_process template base paths</text:p>
        </text:list-item>
        <text:list-item>
          <text:p text:style-name="P141">Maintain clear folder structure for daily automated report regeneration</text:p>
        </text:list-item>
      </text:list>
      <text:p text:style-name="Text_20_body"><text:span text:style-name="Strong_20_Emphasis">7. Automation and Scalability</text:span></text:p>
      <text:list text:style-name="L16">
        <text:list-item>
          <text:p text:style-name="P142">Ensure all steps are modular within the post_process architecture</text:p>
        </text:list-item>
        <text:list-item>
          <text:p text:style-name="P142">Facilitate daily re-run with updated CSVs and experimental data prep for iterative report updates</text:p>
        </text:list-item>
        <text:list-item>
          <text:p text:style-name="P142">Provide mechanisms to add new visualization templates or report sections easily</text:p>
        </text:list-item>
      </text:list>
      <text:p text:style-name="Horizontal_20_Line"/>
      <text:p text:style-name="Text_20_body">This workflow ensures a scalable, automated pipeline aligned with your directory structure and use of ReportLab for PDF generation, complemented by PNG charts and tables for robust market trend reporting.</text:p>
      <text:p text:style-name="P48"/>
      <text:p text:style-name="P48"/>
      <text:p text:style-name="P48"/>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text:p>
      <text:p text:style-name="P48"/>
      <text:p text:style-name="P48"/>
      <text:p text:style-name="P48">/src/</text:p>
      <text:p text:style-name="P48"><text:s text:c="2"/>/post_process/</text:p>
      <text:p text:style-name="P48"><text:soft-page-break/><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text:soft-page-break/></text:p>
      <text:p text:style-name="P48"><text:s text:c="3"/>Principles for File Identification in return_file_info.py:</text:p>
      <text:p text:style-name="P48"/>
      <text:p text:style-name="P48"><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text:p text:style-name="P48"/>
      <text:p text:style-name="P48"/>
      <text:p text:style-name="P48">I've designed a comprehensive market trends report generation system that leverages your existing post_process module</text:p>
      <text:p text:style-name="P48"><text:s text:c="2"/>architecture while adding sophisticated ReportLab-based reporting capabilities. The system will analyze basic_calculation CSV</text:p>
      <text:p text:style-name="P48"><text:s text:c="2"/>data to create automated PDF/PNG reports with short, medium, and long-term market trend analysis.</text:p>
      <text:p text:style-name="P48"/>
      <text:p text:style-name="P48"><text:s text:c="2"/>📊 Current Infrastructure Analysis</text:p>
      <text:p text:style-name="P48"/>
      <text:p text:style-name="P48"><text:s text:c="2"/>Available Data Sources:</text:p>
      <text:p text:style-name="P48"/>
      <text:p text:style-name="P48"><text:s text:c="2"/>- Basic Calculation CSV: 150+ columns with rich trend indicators</text:p>
      <text:p text:style-name="P48"><text:s text:c="2"/>- Post-Process Architecture: Mature workflow system with template registry</text:p>
      <text:p text:style-name="P48"><text:s text:c="2"/>- Experimental Research: /reportTEST/version1/ contains valuable RS analysis, momentum patterns, and sector rotation research</text:p>
      <text:p text:style-name="P48"><text:s text:c="2"/>- Configuration System: user_data_pp.csv supports multiple report variations</text:p>
      <text:p text:style-name="P48"/>
      <text:p text:style-name="P48"><text:soft-page-break/><text:s text:c="2"/>Trend Indicators Available:</text:p>
      <text:p text:style-name="P48"/>
      <text:p text:style-name="P48"><text:s text:c="2"/>- Short-term (1-5 days): daily_ema10/20, daily_rsi_14, daily_macd, daily_1d/3d/5d_pct_change</text:p>
      <text:p text:style-name="P48"><text:s text:c="2"/>- Medium-term (1-4 weeks): daily_sma50/200, daily_momentum_20, daily_7d/14d/22d_pct_change</text:p>
      <text:p text:style-name="P48"><text:s text:c="2"/>- Long-term (1-12 months): daily_sma250/350, daily_252d_pct_change, daily_price_position_52w</text:p>
      <text:p text:style-name="P48"/>
      <text:p text:style-name="P48"><text:s text:c="2"/>🏗️ Proposed Architecture</text:p>
      <text:p text:style-name="P48"/>
      <text:p text:style-name="P48"><text:s text:c="2"/>Template Structure:</text:p>
      <text:p text:style-name="P48"/>
      <text:p text:style-name="P48"><text:s text:c="2"/>src/post_process/pdf_templates/</text:p>
      <text:p text:style-name="P48"><text:s text:c="2"/>├── pdf_market_trends_template.py <text:s text:c="10"/># Main comprehensive report</text:p>
      <text:p text:style-name="P48"><text:s text:c="2"/>├── pdf_market_trends_detailed_template.py <text:s/># Deep-dive analysis</text:p>
      <text:p text:style-name="P48"><text:s text:c="2"/>└── pdf_market_trends_summary_template.py <text:s text:c="2"/># Executive summary</text:p>
      <text:p text:style-name="P48"/>
      <text:p text:style-name="P48"><text:s text:c="2"/>src/post_process/png_templates/</text:p>
      <text:p text:style-name="P48"><text:s text:c="2"/>├── trend_charts/</text:p>
      <text:p text:style-name="P48"><text:s text:c="2"/>│ <text:s text:c="2"/>├── short_term_momentum_chart.py <text:s text:c="7"/># 1-5 day trends</text:p>
      <text:p text:style-name="P48"><text:s text:c="2"/>│ <text:s text:c="2"/>├── medium_term_strength_chart.py <text:s text:c="6"/># 1-4 week trends</text:p>
      <text:p text:style-name="P48"><text:s text:c="2"/>│ <text:s text:c="2"/>├── long_term_positioning_chart.py <text:s text:c="5"/># 1-12 month trends</text:p>
      <text:p text:style-name="P48"><text:s text:c="2"/>│ <text:s text:c="2"/>├── sector_rotation_heatmap.py <text:s text:c="9"/># Industry analysis</text:p>
      <text:p text:style-name="P48"><text:s text:c="2"/>│ <text:s text:c="2"/>└── relative_strength_scatter.py <text:s text:c="7"/># RS percentile plots</text:p>
      <text:p text:style-name="P48"><text:s text:c="2"/>└── visualization_utils.py <text:s text:c="18"/># Chart generation utilities</text:p>
      <text:p text:style-name="P48"/>
      <text:p text:style-name="P48"><text:s text:c="2"/>Report Content Sections:</text:p>
      <text:p text:style-name="P48"/>
      <text:p text:style-name="P48"><text:s text:c="2"/>1. Executive Summary: Market overview, key signals, risk assessment</text:p>
      <text:p text:style-name="P48"><text:s text:c="2"/>2. Short-Term Trends: Momentum leaders, technical breakouts, volume surges</text:p>
      <text:p text:style-name="P48"><text:s text:c="2"/>3. Medium-Term Trends: SMA positioning, sector strength ranking, pattern recognition</text:p>
      <text:p text:style-name="P48"><text:soft-page-break/><text:s text:c="2"/>4. Long-Term Trends: Structural analysis, market positioning, secular trends</text:p>
      <text:p text:style-name="P48"><text:s text:c="2"/>5. Sector Analysis: Rotation signals, leadership transitions, defensive/aggressive stance</text:p>
      <text:p text:style-name="P48"/>
      <text:p text:style-name="P48"><text:s text:c="2"/>⚙️ Configuration Examples</text:p>
      <text:p text:style-name="P48"/>
      <text:p text:style-name="P48"><text:s text:c="2"/>user_data_pp.csv Integration:</text:p>
      <text:p text:style-name="P48"/>
      <text:p text:style-name="P48"><text:s text:c="2"/># Market trends report configurations</text:p>
      <text:p text:style-name="P48"><text:s text:c="2"/>Filename,Output_id,File_id,PDF_enable,PDF_type,Step,Action,Column,Condition,Value,Order,Logic</text:p>
      <text:p text:style-name="P48"><text:s text:c="2"/>basic_calculation,top_momentum,1,TRUE,market_trends,1,Filter,daily_momentum_20,greater_than,70,,</text:p>
      <text:p text:style-name="P48"><text:s text:c="2"/>basic_calculation,sector_leaders,2,TRUE,market_trends_detailed,1,Filter,daily_22d_pct_change,greater_than,5,,</text:p>
      <text:p text:style-name="P48"><text:s text:c="2"/>basic_calculation,long_term_trends,3,TRUE,market_trends_summary,1,Filter,daily_252d_pct_change,greater_than,10,,</text:p>
      <text:p text:style-name="P48"/>
      <text:p text:style-name="P48"><text:s text:c="2"/>📈 Advanced Analytics Integration</text:p>
      <text:p text:style-name="P48"/>
      <text:p text:style-name="P48"><text:s text:c="2"/>Leveraging Experimental Research:</text:p>
      <text:p text:style-name="P48"/>
      <text:p text:style-name="P48"><text:s text:c="2"/>- Relative Strength Engine: Multi-timeframe RS percentile calculations from research scripts</text:p>
      <text:p text:style-name="P48"><text:s text:c="2"/>- Momentum Pattern Analysis: Consistency metrics and volatility analysis</text:p>
      <text:p text:style-name="P48"><text:s text:c="2"/>- Sector Rotation Detection: Cross-sector momentum comparison and leadership transitions</text:p>
      <text:p text:style-name="P48"><text:s text:c="2"/>- Key Market Insights: Actionable trading signals and watch lists</text:p>
      <text:p text:style-name="P48"/>
      <text:p text:style-name="P48"><text:s text:c="2"/>Chart Generation Pipeline:</text:p>
      <text:p text:style-name="P48"/>
      <text:p text:style-name="P48"><text:s text:c="2"/>- Momentum Scatter Plots: Short vs medium-term momentum analysis</text:p>
      <text:p text:style-name="P48"><text:soft-page-break/><text:s text:c="2"/>- Sector Heatmaps: Performance visualization across timeframes</text:p>
      <text:p text:style-name="P48"><text:s text:c="2"/>- Trend Strength Charts: Multi-timeframe trend strength indicators</text:p>
      <text:p text:style-name="P48"><text:s text:c="2"/>- RS Distribution Plots: Percentile rankings and comparative analysis</text:p>
      <text:p text:style-name="P48"/>
      <text:p text:style-name="P48"><text:s text:c="2"/>🔄 Automation &amp; Scalability</text:p>
      <text:p text:style-name="P48"/>
      <text:p text:style-name="P48"><text:s text:c="2"/>Daily Report Generation:</text:p>
      <text:p text:style-name="P48"/>
      <text:p text:style-name="P48"><text:s text:c="2"/>- Automated Processing: Integrates with existing daily workflow</text:p>
      <text:p text:style-name="P48"><text:s text:c="2"/>- Multiple Universes: SP500, NASDAQ100, Russell1000 variants</text:p>
      <text:p text:style-name="P48"><text:s text:c="2"/>- Date Versioning: Consistent filename patterns with date stamps</text:p>
      <text:p text:style-name="P48"><text:s text:c="2"/>- Template Flexibility: Easy addition of new analysis types</text:p>
      <text:p text:style-name="P48"/>
      <text:p text:style-name="P48"><text:s text:c="2"/>Output Structure:</text:p>
      <text:p text:style-name="P48"/>
      <text:p text:style-name="P48"><text:s text:c="2"/>results/post_process/</text:p>
      <text:p text:style-name="P48"><text:s text:c="2"/>├── basic_calculation_pp_f1_market_trends_20250905.pdf <text:s text:c="4"/># Main report</text:p>
      <text:p text:style-name="P48"><text:s text:c="2"/>├── basic_calculation_pp_f2_sector_analysis_20250905.pdf <text:s text:c="2"/># Sector focus</text:p>
      <text:p text:style-name="P48"><text:s text:c="2"/>├── basic_calculation_pp_f3_momentum_leaders_20250905.pdf <text:s/># Top performers</text:p>
      <text:p text:style-name="P48"><text:s text:c="2"/>└── charts/</text:p>
      <text:p text:style-name="P48"><text:s text:c="6"/>├── momentum_scatter_20250905.png</text:p>
      <text:p text:style-name="P48"><text:s text:c="6"/>├── sector_heatmap_20250905.png</text:p>
      <text:p text:style-name="P48"><text:s text:c="6"/>└── trend_strength_20250905.png</text:p>
      <text:p text:style-name="P48"/>
      <text:p text:style-name="P48"><text:s text:c="2"/>🎨 Report Design Features</text:p>
      <text:p text:style-name="P48"/>
      <text:p text:style-name="P48"><text:s text:c="2"/>PDF Report Sections:</text:p>
      <text:p text:style-name="P48"/>
      <text:p text:style-name="P48"><text:s text:c="2"/>1. Title Page: Date, universe, data summary</text:p>
      <text:p text:style-name="P48"><text:s text:c="2"/>2. Executive Dashboard: Key metrics, alerts, recommendations</text:p>
      <text:p text:style-name="P48"><text:s text:c="2"/>3. Trend Analysis Pages: Short/medium/long-term with supporting charts</text:p>
      <text:p text:style-name="P48"><text:soft-page-break/><text:s text:c="2"/>4. Sector Deep-Dive: Industry rotation and leadership analysis</text:p>
      <text:p text:style-name="P48"><text:s text:c="2"/>5. Technical Appendix: Methodology, data sources, calculations</text:p>
      <text:p text:style-name="P48"/>
      <text:p text:style-name="P48"><text:s text:c="2"/>PNG Visualization Types:</text:p>
      <text:p text:style-name="P48"/>
      <text:p text:style-name="P48"><text:s text:c="2"/>- Time Series Charts: Price movements with trend overlays</text:p>
      <text:p text:style-name="P48"><text:s text:c="2"/>- Scatter Plots: Multi-dimensional momentum analysis</text:p>
      <text:p text:style-name="P48"><text:s text:c="2"/>- Heatmaps: Sector and timeframe performance matrices</text:p>
      <text:p text:style-name="P48"><text:s text:c="2"/>- Distribution Charts: RS percentiles and ranking visualizations</text:p>
      <text:p text:style-name="P48"><text:s text:c="2"/>- Correlation Matrices: Cross-asset and cross-timeframe relationships</text:p>
      <text:p text:style-name="P48"/>
      <text:p text:style-name="P48"><text:s text:c="2"/>🔧 Implementation Strategy</text:p>
      <text:p text:style-name="P48"/>
      <text:p text:style-name="P48"><text:s text:c="2"/>Phase 1: Core Infrastructure</text:p>
      <text:p text:style-name="P48"/>
      <text:p text:style-name="P48"><text:s text:c="2"/>- Basic market trends template with standard charts</text:p>
      <text:p text:style-name="P48"><text:s text:c="2"/>- Integration with existing post_process workflow</text:p>
      <text:p text:style-name="P48"><text:s text:c="2"/>- Configuration system setup</text:p>
      <text:p text:style-name="P48"/>
      <text:p text:style-name="P48"><text:s text:c="2"/>Phase 2: Advanced Analytics</text:p>
      <text:p text:style-name="P48"/>
      <text:p text:style-name="P48"><text:s text:c="2"/>- Research script integration (RS analysis, momentum patterns)</text:p>
      <text:p text:style-name="P48"><text:s text:c="2"/>- Sophisticated chart generation</text:p>
      <text:p text:style-name="P48"><text:s text:c="2"/>- Multi-timeframe correlation analysis</text:p>
      <text:p text:style-name="P48"/>
      <text:p text:style-name="P48"><text:s text:c="2"/>Phase 3: Enhanced Intelligence</text:p>
      <text:p text:style-name="P48"/>
      <text:p text:style-name="P48"><text:s text:c="2"/>- Sector rotation detection algorithms</text:p>
      <text:p text:style-name="P48"><text:s text:c="2"/>- Automated signal generation</text:p>
      <text:p text:style-name="P48"><text:s text:c="2"/>- Risk assessment integration</text:p>
      <text:p text:style-name="P48"/>
      <text:p text:style-name="P48"><text:soft-page-break/><text:s text:c="2"/>Phase 4: Optimization</text:p>
      <text:p text:style-name="P48"/>
      <text:p text:style-name="P48"><text:s text:c="2"/>- Performance tuning for large datasets</text:p>
      <text:p text:style-name="P48"><text:s text:c="2"/>- Additional universe support</text:p>
      <text:p text:style-name="P48"><text:s text:c="2"/>- Real-time insight generation</text:p>
      <text:p text:style-name="P48"/>
      <text:p text:style-name="P48"><text:s text:c="2"/>💡 Key Benefits</text:p>
      <text:p text:style-name="P48"/>
      <text:p text:style-name="P48"><text:s text:c="2"/>- Automated Intelligence: Daily market analysis without manual intervention</text:p>
      <text:p text:style-name="P48"><text:s text:c="2"/>- Multi-Timeframe Perspective: Comprehensive trend analysis from days to years</text:p>
      <text:p text:style-name="P48"><text:s text:c="2"/>- Research-Backed: Leverages experimental findings and proven methodologies</text:p>
      <text:p text:style-name="P48"><text:s text:c="2"/>- Scalable Design: Handles thousands of securities efficiently</text:p>
      <text:p text:style-name="P48"><text:s text:c="2"/>- Production Ready: Built on existing, proven architecture</text:p>
      <text:p text:style-name="P48"/>
      <text:p text:style-name="P48"><text:s text:c="2"/>This architecture provides a comprehensive foundation for generating sophisticated market trends reports while seamlessly</text:p>
      <text:p text:style-name="P48"><text:s text:c="2"/>integrating with your existing infrastructure and leveraging the valuable experimental research already available.</text:p>
      <text:p text:style-name="P48">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oft-page-break/><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text:soft-page-break/></text:p>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oft-page-break/><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oft-page-break/><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text:soft-page-break/></text:p>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oft-page-break/><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oft-page-break/><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oft-page-break/><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
      <text:p text:style-name="P48"/>
      <text:p text:style-name="P48">M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oft-page-break/><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oft-page-break/><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oft-page-break/><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oft-page-break/><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oft-page-break/><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oft-page-break/><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oft-page-break/><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Market Trends Report System - Research &amp; Design Plan</text:p>
      <text:p text:style-name="P48"/>
      <text:p text:style-name="P48"><text:s text:c="2"/>Research Summary</text:p>
      <text:p text:style-name="P48"/>
      <text:p text:style-name="P48"><text:soft-page-break/><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oft-page-break/><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oft-page-break/><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oft-page-break/><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oft-page-break/><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text:soft-page-break/></text:p>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oft-page-break/><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oft-page-break/><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1. Core Visualization Types Identified</text:p>
      <text:p text:style-name="P48"/>
      <text:p text:style-name="P48"><text:s text:c="2"/>A. Performance Tables</text:p>
      <text:p text:style-name="P48"/>
      <text:p text:style-name="P48"><text:s text:c="2"/>- Multi-timeframe comparison tables with color coding</text:p>
      <text:p text:style-name="P48"><text:s text:c="2"/>- Ranking tables with percentile rankings</text:p>
      <text:p text:style-name="P48"><text:s text:c="2"/>- Summary statistics tables with sector/industry breakdowns</text:p>
      <text:p text:style-name="P48"/>
      <text:p text:style-name="P48"><text:s text:c="2"/>B. Chart Types Found</text:p>
      <text:p text:style-name="P48"/>
      <text:p text:style-name="P48"><text:s text:c="2"/>- Bar Charts: Top N performers with gradient color scales</text:p>
      <text:p text:style-name="P48"><text:s text:c="2"/>- Radar Charts: Multi-timeframe performance across sectors</text:p>
      <text:p text:style-name="P48"><text:s text:c="2"/>- Scatter Plots: Short-term vs long-term momentum comparison</text:p>
      <text:p text:style-name="P48"><text:s text:c="2"/>- Heatmaps: Performance matrix across timeframes</text:p>
      <text:p text:style-name="P48"><text:s text:c="2"/>- Grouped Bar Charts: Industry/sector performance comparison</text:p>
      <text:p text:style-name="P48"/>
      <text:p text:style-name="P48"><text:s text:c="2"/>C. Advanced Visualizations</text:p>
      <text:p text:style-name="P48"><text:soft-page-break/></text:p>
      <text:p text:style-name="P48"><text:s text:c="2"/>- Evolution tracking: Multi-period momentum analysis</text:p>
      <text:p text:style-name="P48"><text:s text:c="2"/>- Consistency analysis: Performance volatility metrics</text:p>
      <text:p text:style-name="P48"><text:s text:c="2"/>- Technical indicator overlays: RSI, MACD context</text:p>
      <text:p text:style-name="P48"/>
      <text:p text:style-name="P48"><text:s text:c="2"/>2. Top Performers Evolution Template Design</text:p>
      <text:p text:style-name="P48"/>
      <text:p text:style-name="P48"><text:s text:c="2"/>Section 1: Top Performers Identification Tables</text:p>
      <text:p text:style-name="P48"/>
      <text:p text:style-name="P48"><text:s text:c="2"/>A. Multi-Timeframe Leaders Table</text:p>
      <text:p text:style-name="P48"><text:s text:c="2"/>Ticker | 1D% | 5D% | 1W% | 2W% | 1M% | 2M% | 1Q% | 2Q% | YTD% | Rank Avg | Consistency Score</text:p>
      <text:p text:style-name="P48"><text:s text:c="2"/>-----------------------------------------------------------------------------------------------</text:p>
      <text:p text:style-name="P48"><text:s text:c="2"/>NVDA <text:s text:c="2"/>| 8.2 | 15.1| 22.3| 18.9| 45.2| 67.8| 89.1| 125.4| 180.2| <text:s text:c="3"/>1 <text:s text:c="3"/>| <text:s text:c="4"/>85%</text:p>
      <text:p text:style-name="P48"><text:s text:c="2"/>TSLA <text:s text:c="2"/>| 6.9 | 12.4| 19.1| 25.7| 41.3| 58.9| 78.2| <text:s/>95.6| 142.1| <text:s text:c="3"/>2 <text:s text:c="3"/>| <text:s text:c="4"/>78%</text:p>
      <text:p text:style-name="P48"/>
      <text:p text:style-name="P48"><text:s text:c="2"/>Features:</text:p>
      <text:p text:style-name="P48"><text:s text:c="2"/>- Color-coded cells: Green (&gt;20%), Yellow (10-20%), Red (&lt;10%)</text:p>
      <text:p text:style-name="P48"><text:s text:c="2"/>- Rank evolution tracking: Shows position changes across timeframes</text:p>
      <text:p text:style-name="P48"><text:s text:c="2"/>- Consistency score: Measures how often a stock appears in top performers</text:p>
      <text:p text:style-name="P48"/>
      <text:p text:style-name="P48"><text:s text:c="2"/>B. Technical Strength Overlay Table</text:p>
      <text:p text:style-name="P48"><text:s text:c="2"/>Ticker | Current Price | RSI | MACD | Dist SMA20 | Dist SMA50 | Volume Trend | Momentum Score</text:p>
      <text:p text:style-name="P48"><text:s text:c="2"/>---------------------------------------------------------------------------------------------</text:p>
      <text:p text:style-name="P48"><text:s text:c="2"/>NVDA <text:s text:c="2"/>| <text:s text:c="3"/>$875.30 <text:s text:c="2"/>| 68 <text:s/>| +2.4 | <text:s text:c="3"/>+12% <text:s text:c="3"/>| <text:s text:c="3"/>+28% <text:s text:c="3"/>| <text:s text:c="3"/>+145% <text:s text:c="4"/>| <text:s text:c="5"/>92</text:p>
      <text:p text:style-name="P48"><text:s text:c="2"/>TSLA <text:s text:c="2"/>| <text:s text:c="3"/>$248.90 <text:s text:c="2"/>| 72 <text:s/>| +1.8 | <text:s text:c="4"/>+8% <text:s text:c="3"/>| <text:s text:c="3"/>+19% <text:s text:c="3"/>| <text:s text:c="4"/>+89% <text:s text:c="4"/>| <text:s text:c="5"/>88</text:p>
      <text:p text:style-name="P48"/>
      <text:p text:style-name="P48"><text:s text:c="2"/>Section 2: Visual Analytics Charts</text:p>
      <text:p text:style-name="P48"/>
      <text:p text:style-name="P48"><text:s text:c="2"/>A. Performance Evolution Heatmap</text:p>
      <text:p text:style-name="P48"><text:soft-page-break/><text:s text:c="2"/>- Rows: Top 20 performers (unified from all timeframes)</text:p>
      <text:p text:style-name="P48"><text:s text:c="2"/>- Columns: Time periods (1D, 5D, 1W, 2W, 1M, 2M, 1Q, 2Q, YTD)</text:p>
      <text:p text:style-name="P48"><text:s text:c="2"/>- Color scale: Red-Yellow-Green gradient for performance</text:p>
      <text:p text:style-name="P48"><text:s text:c="2"/>- Purpose: Spot consistent vs rotating leaders</text:p>
      <text:p text:style-name="P48"/>
      <text:p text:style-name="P48"><text:s text:c="2"/>B. Momentum Consistency Scatter Plot</text:p>
      <text:p text:style-name="P48"><text:s text:c="2"/>- X-axis: Short-term average (1D-1W performance)</text:p>
      <text:p text:style-name="P48"><text:s text:c="2"/>- Y-axis: Long-term average (1M-YTD performance)</text:p>
      <text:p text:style-name="P48"><text:s text:c="2"/>- Point size: Market cap</text:p>
      <text:p text:style-name="P48"><text:s text:c="2"/>- Color: Technical strength score</text:p>
      <text:p text:style-name="P48"><text:s text:c="2"/>- Diagonal line: Equal performance reference</text:p>
      <text:p text:style-name="P48"><text:s text:c="2"/>- Purpose: Identify momentum vs value opportunities</text:p>
      <text:p text:style-name="P48"/>
      <text:p text:style-name="P48"><text:s text:c="2"/>C. Sector/Industry Distribution Chart</text:p>
      <text:p text:style-name="P48"><text:s text:c="2"/>- Radar chart: Multi-timeframe performance by sector</text:p>
      <text:p text:style-name="P48"><text:s text:c="2"/>- Grouped bar chart: Industry leadership rotation</text:p>
      <text:p text:style-name="P48"><text:s text:c="2"/>- Purpose: Identify sector rotation patterns</text:p>
      <text:p text:style-name="P48"/>
      <text:p text:style-name="P48"><text:s text:c="2"/>Section 3: Technical Analysis Dashboard</text:p>
      <text:p text:style-name="P48"/>
      <text:p text:style-name="P48"><text:s text:c="2"/>A. Technical Indicators Summary Table</text:p>
      <text:p text:style-name="P48"><text:s text:c="2"/>Metric <text:s text:c="15"/>| Top Performers Avg | Market Avg | Interpretation</text:p>
      <text:p text:style-name="P48"><text:s text:c="2"/>------------------------------------------------------------------------</text:p>
      <text:p text:style-name="P48"><text:s text:c="2"/>RSI (14-day) <text:s text:c="8"/>| <text:s text:c="7"/>68.4 <text:s text:c="7"/>| <text:s text:c="3"/>52.1 <text:s text:c="3"/>| Moderately Overbought</text:p>
      <text:p text:style-name="P48"><text:s text:c="2"/>MACD Histogram <text:s text:c="6"/>| <text:s text:c="6"/>+2.14 <text:s text:c="7"/>| <text:s text:c="2"/>-0.31 <text:s text:c="3"/>| Strong Bullish Momentum</text:p>
      <text:p text:style-name="P48"><text:s text:c="2"/>Distance to SMA20 <text:s text:c="3"/>| <text:s text:c="6"/>+15.2% <text:s text:c="6"/>| <text:s text:c="3"/>+2.4% <text:s text:c="2"/>| Well Above Support</text:p>
      <text:p text:style-name="P48"><text:s text:c="2"/>Distance to SMA50 <text:s text:c="3"/>| <text:s text:c="6"/>+28.9% <text:s text:c="6"/>| <text:s text:c="3"/>+5.7% <text:s text:c="2"/>| Strong Uptrend</text:p>
      <text:p text:style-name="P48"/>
      <text:p text:style-name="P48"><text:s text:c="2"/>B. Momentum Strength Visualization</text:p>
      <text:p text:style-name="P48"><text:s text:c="2"/>- Gradient bars: Performance acceleration/deceleration</text:p>
      <text:p text:style-name="P48"><text:s text:c="2"/>- Trend arrows: Direction indicators</text:p>
      <text:p text:style-name="P48"><text:soft-page-break/><text:s text:c="2"/>- Volume confirmation: Institutional interest metrics</text:p>
      <text:p text:style-name="P48"/>
      <text:p text:style-name="P48"><text:s text:c="2"/>Section 4: Evolution Tracking Analysis</text:p>
      <text:p text:style-name="P48"/>
      <text:p text:style-name="P48"><text:s text:c="2"/>A. Rank Evolution Matrix</text:p>
      <text:p text:style-name="P48"><text:s text:c="2"/>Ticker | <text:s/>1D Rank | 1W Rank | 1M Rank | 1Q Rank | YTD Rank | Evolution Pattern</text:p>
      <text:p text:style-name="P48"><text:s text:c="2"/>--------------------------------------------------------------------------------</text:p>
      <text:p text:style-name="P48"><text:s text:c="2"/>NVDA <text:s text:c="2"/>| <text:s text:c="3"/>1 <text:s text:c="4"/>| <text:s text:c="3"/>2 <text:s text:c="4"/>| <text:s text:c="3"/>1 <text:s text:c="4"/>| <text:s text:c="3"/>3 <text:s text:c="4"/>| <text:s text:c="3"/>1 <text:s text:c="4"/>| Consistent Leader</text:p>
      <text:p text:style-name="P48"><text:s text:c="2"/>TSLA <text:s text:c="2"/>| <text:s text:c="3"/>5 <text:s text:c="4"/>| <text:s text:c="3"/>1 <text:s text:c="4"/>| <text:s text:c="3"/>4 <text:s text:c="4"/>| <text:s text:c="3"/>1 <text:s text:c="4"/>| <text:s text:c="3"/>2 <text:s text:c="4"/>| Volatile Leader</text:p>
      <text:p text:style-name="P48"><text:s text:c="2"/>AAPL <text:s text:c="2"/>| <text:s text:c="2"/>15 <text:s text:c="4"/>| <text:s text:c="3"/>8 <text:s text:c="4"/>| <text:s text:c="3"/>3 <text:s text:c="4"/>| <text:s text:c="3"/>2 <text:s text:c="4"/>| <text:s text:c="3"/>4 <text:s text:c="4"/>| Late Accelerator</text:p>
      <text:p text:style-name="P48"/>
      <text:p text:style-name="P48"><text:s text:c="2"/>B. Pattern Classification</text:p>
      <text:p text:style-name="P48"><text:s text:c="2"/>- Consistent Leaders: High ranks across all timeframes</text:p>
      <text:p text:style-name="P48"><text:s text:c="2"/>- Momentum Accelerators: Improving ranks over time</text:p>
      <text:p text:style-name="P48"><text:s text:c="2"/>- Rotational Leaders: Strong in specific periods</text:p>
      <text:p text:style-name="P48"><text:s text:c="2"/>- Late Bloomers: Recent emergence as leaders</text:p>
      <text:p text:style-name="P48"/>
      <text:p text:style-name="P48"><text:s text:c="2"/>3. Visualization Technology Stack</text:p>
      <text:p text:style-name="P48"/>
      <text:p text:style-name="P48"><text:s text:c="2"/>Chart Generation Tools</text:p>
      <text:p text:style-name="P48"/>
      <text:p text:style-name="P48"><text:s text:c="2"/>- matplotlib: For heatmaps, scatter plots, technical overlays</text:p>
      <text:p text:style-name="P48"><text:s text:c="2"/>- ReportLab: For PDF tables and layout</text:p>
      <text:p text:style-name="P48"><text:s text:c="2"/>- Color schemes: Red-Yellow-Green gradient for performance</text:p>
      <text:p text:style-name="P48"><text:s text:c="2"/>- Custom functions: Ranking evolution, consistency scoring</text:p>
      <text:p text:style-name="P48"/>
      <text:p text:style-name="P48"><text:s text:c="2"/>Table Formatting</text:p>
      <text:p text:style-name="P48"/>
      <text:p text:style-name="P48"><text:s text:c="2"/>- Color-coded cells: Performance-based background colors</text:p>
      <text:p text:style-name="P48"><text:s text:c="2"/>- Progressive disclosure: Summary → Details → Technical</text:p>
      <text:p text:style-name="P48"><text:s text:c="2"/>- Responsive layout: Fits various screen sizes</text:p>
      <text:p text:style-name="P48"><text:soft-page-break/><text:s text:c="2"/>- Export formats: PDF, PNG chart components</text:p>
      <text:p text:style-name="P48"/>
      <text:p text:style-name="P48"><text:s text:c="2"/>4. Data Processing Pipeline</text:p>
      <text:p text:style-name="P48"/>
      <text:p text:style-name="P48"><text:s text:c="2"/>Step 1: Multi-Timeframe Ranking</text:p>
      <text:p text:style-name="P48"/>
      <text:p text:style-name="P48"><text:s text:c="2"/>timeframes = ['1d', '5d', '7d', '14d', '22d', '44d', '66d', '132d', '252d']</text:p>
      <text:p text:style-name="P48"><text:s text:c="2"/>for period in timeframes:</text:p>
      <text:p text:style-name="P48"><text:s text:c="6"/>df[f'{period}_rank'] = df[f'daily_daily_{period}_pct_change'].rank(ascending=False)</text:p>
      <text:p text:style-name="P48"/>
      <text:p text:style-name="P48"><text:s text:c="2"/>Step 2: Consistency Scoring</text:p>
      <text:p text:style-name="P48"/>
      <text:p text:style-name="P48"><text:s text:c="2"/># Calculate how often a stock appears in top N across timeframes</text:p>
      <text:p text:style-name="P48"><text:s text:c="2"/>consistency_score = (top_ranks_count / total_timeframes) * 100</text:p>
      <text:p text:style-name="P48"/>
      <text:p text:style-name="P48"><text:s text:c="2"/>Step 3: Technical Strength Composite</text:p>
      <text:p text:style-name="P48"/>
      <text:p text:style-name="P48"><text:s text:c="2"/># Combine multiple technical indicators into single score</text:p>
      <text:p text:style-name="P48"><text:s text:c="2"/>tech_score = (rsi_weight * rsi_normalized +</text:p>
      <text:p text:style-name="P48"><text:s text:c="16"/>macd_weight * macd_normalized +</text:p>
      <text:p text:style-name="P48"><text:s text:c="16"/>ma_dist_weight * ma_distance_normalized)</text:p>
      <text:p text:style-name="P48"/>
      <text:p text:style-name="P48"><text:s text:c="2"/>5. Recommended Visualization Hierarchy</text:p>
      <text:p text:style-name="P48"/>
      <text:p text:style-name="P48"><text:s text:c="2"/>Page 1: Executive Summary</text:p>
      <text:p text:style-name="P48"/>
      <text:p text:style-name="P48"><text:s text:c="2"/>- Top 10 Leaders Table with key metrics</text:p>
      <text:p text:style-name="P48"><text:s text:c="2"/>- Performance Evolution Heatmap (condensed view)</text:p>
      <text:p text:style-name="P48"><text:s text:c="2"/>- Key insights text with major findings</text:p>
      <text:p text:style-name="P48"/>
      <text:p text:style-name="P48"><text:s text:c="2"/>Page 2: Detailed Analysis</text:p>
      <text:p text:style-name="P48"><text:soft-page-break/></text:p>
      <text:p text:style-name="P48"><text:s text:c="2"/>- Complete Multi-Timeframe Table (top 20)</text:p>
      <text:p text:style-name="P48"><text:s text:c="2"/>- Technical Strength Overlay</text:p>
      <text:p text:style-name="P48"><text:s text:c="2"/>- Momentum Consistency Scatter Plot</text:p>
      <text:p text:style-name="P48"/>
      <text:p text:style-name="P48"><text:s text:c="2"/>Page 3: Sector/Industry Insights</text:p>
      <text:p text:style-name="P48"/>
      <text:p text:style-name="P48"><text:s text:c="2"/>- Sector Performance Radar Chart</text:p>
      <text:p text:style-name="P48"><text:s text:c="2"/>- Industry Rotation Analysis</text:p>
      <text:p text:style-name="P48"><text:s text:c="2"/>- Market Leadership Distribution</text:p>
      <text:p text:style-name="P48"/>
      <text:p text:style-name="P48"><text:s text:c="2"/>Page 4: Technical Dashboard</text:p>
      <text:p text:style-name="P48"/>
      <text:p text:style-name="P48"><text:s text:c="2"/>- Technical Indicators Summary</text:p>
      <text:p text:style-name="P48"><text:s text:c="2"/>- Volume and Momentum Trends</text:p>
      <text:p text:style-name="P48"><text:s text:c="2"/>- Risk Assessment Metrics</text:p>
      <text:p text:style-name="P48"/>
      <text:p text:style-name="P48"><text:s text:c="2"/>6. Color Coding Strategy</text:p>
      <text:p text:style-name="P48"/>
      <text:p text:style-name="P48"><text:s text:c="2"/>Performance Colors</text:p>
      <text:p text:style-name="P48"/>
      <text:p text:style-name="P48"><text:s text:c="2"/>- Dark Green: &gt;30% performance</text:p>
      <text:p text:style-name="P48"><text:s text:c="2"/>- Green: 15-30% performance</text:p>
      <text:p text:style-name="P48"><text:s text:c="2"/>- Yellow: 5-15% performance</text:p>
      <text:p text:style-name="P48"><text:s text:c="2"/>- Orange: 0-5% performance</text:p>
      <text:p text:style-name="P48"><text:s text:c="2"/>- Red: Negative performance</text:p>
      <text:p text:style-name="P48"/>
      <text:p text:style-name="P48"><text:s text:c="2"/>Rank Colors</text:p>
      <text:p text:style-name="P48"/>
      <text:p text:style-name="P48"><text:s text:c="2"/>- Gold: Rank 1-3 (Top tier)</text:p>
      <text:p text:style-name="P48"><text:s text:c="2"/>- Silver: Rank 4-10 (Strong)</text:p>
      <text:p text:style-name="P48"><text:soft-page-break/><text:s text:c="2"/>- Bronze: Rank 11-20 (Good)</text:p>
      <text:p text:style-name="P48"><text:s text:c="2"/>- Gray: Below top 20</text:p>
      <text:p text:style-name="P48"/>
      <text:p text:style-name="P48"><text:s text:c="2"/>7. Interactive Elements</text:p>
      <text:p text:style-name="P48"/>
      <text:p text:style-name="P48"><text:s text:c="2"/>Chart Enhancements</text:p>
      <text:p text:style-name="P48"/>
      <text:p text:style-name="P48"><text:s text:c="2"/>- Hover tooltips: Detailed metrics on mouse over</text:p>
      <text:p text:style-name="P48"><text:s text:c="2"/>- Click interactions: Drill-down to individual stock analysis</text:p>
      <text:p text:style-name="P48"><text:s text:c="2"/>- Legend positioning: Horizontal layout for space efficiency</text:p>
      <text:p text:style-name="P48"><text:s text:c="2"/>- Responsive scaling: Adapts to different display sizes</text:p>
      <text:p text:style-name="P48"/>
      <text:p text:style-name="P48"><text:s text:c="2"/>This comprehensive visualization strategy provides multiple perspectives on top performer evolution while maintaining</text:p>
      <text:p text:style-name="P48"><text:s text:c="2"/>readability and actionable insights.</text:p>
      <text:p text:style-name="P48"/>
      <text:h text:style-name="P112" text:outline-level="2"><text:span text:style-name="Strong_20_Emphasis"><text:span text:style-name="T87">Step-by-Step Workflow for Identifying and Analyzing Top Stock Leaders</text:span></text:span></text:h>
      <text:p text:style-name="Text_20_body"><text:span text:style-name="Strong_20_Emphasis">Step 1: Identify Top Leaders per Time Period</text:span></text:p>
      <text:list text:style-name="L22">
        <text:list-item>
          <text:p text:style-name="P150">For each time period: daily, weekly, monthly, quarterly, <text:span text:style-name="T88">etc</text:span> year-to-date (YTD), <text:span text:style-name="T88">yearly, etc </text:span>:</text:p>
          <text:list>
            <text:list-item>
              <text:p text:style-name="P150">Rank stocks by percent change in descending order.</text:p>
            </text:list-item>
            <text:list-item>
              <text:p text:style-name="P150">Select the top N leaders (e.g., top 10 or top 20) based on their rank.</text:p>
            </text:list-item>
            <text:list-item>
              <text:p text:style-name="P150">Create a chart visualizing these top leaders for each time period separately (e.g., one chart for daily leaders, one for weekly leaders, etc.).</text:p>
            </text:list-item>
          </text:list>
        </text:list-item>
      </text:list>
      <text:p text:style-name="Horizontal_20_Line"/>
      <text:p text:style-name="Text_20_body"><text:span text:style-name="Strong_20_Emphasis">Step 2: Track Performance Evolution of Top Performers</text:span></text:p>
      <text:list text:style-name="L23">
        <text:list-item>
          <text:p text:style-name="P151">For each stock identified as a top performer in any time period:</text:p>
          <text:list>
            <text:list-item>
              <text:p text:style-name="P151">Collect their percent change data across all timeframes (daily through <text:span text:style-name="T88">yearly</text:span>).</text:p>
            </text:list-item>
            <text:list-item>
              <text:p text:style-name="P151">Generate an evolution chart showing this stock’s performance over all periods to analyze consistency and sudden changes.</text:p>
            </text:list-item>
          </text:list>
        </text:list-item>
      </text:list>
      <text:p text:style-name="Horizontal_20_Line"/>
      <text:p text:style-name="Text_20_body"><text:span text:style-name="Strong_20_Emphasis"/></text:p>
      <text:p text:style-name="Horizontal_20_Line"/>
      <text:p text:style-name="Text_20_body"><text:soft-page-break/><text:span text:style-name="Strong_20_Emphasis">Step 4: Add Technical Indicator Context</text:span></text:p>
      <text:list text:style-name="L25">
        <text:list-item>
          <text:p text:style-name="P152">For each top leader stock:</text:p>
          <text:list>
            <text:list-item>
              <text:p text:style-name="P152">Retrieve technical indicator values (e.g., moving averages, RSI, MACD, distance to moving averages) for each corresponding timeframe.</text:p>
            </text:list-item>
            <text:list-item>
              <text:p text:style-name="P152">Integrate these values alongside percent changes to provide context about trend strength (e.g., identifying overbought or oversold conditions via RSI, or bullish/bearish signals from MACD).</text:p>
            </text:list-item>
          </text:list>
        </text:list-item>
      </text:list>
      <text:p text:style-name="Horizontal_20_Line"/>
      <text:p text:style-name="Text_20_body"><text:span text:style-name="Strong_20_Emphasis">Step 5: Organize Data into a Summary Table</text:span></text:p>
      <text:list text:style-name="L26">
        <text:list-item>
          <text:p text:style-name="P153">Create a consolidated table with:</text:p>
          <text:list>
            <text:list-item>
              <text:p text:style-name="P153">Rows representing individual stocks.</text:p>
            </text:list-item>
            <text:list-item>
              <text:p text:style-name="P153">Columns containing:</text:p>
              <text:list>
                <text:list-item>
                  <text:p text:style-name="P153">Percent changes for each timeframe (daily, weekly, monthly, quarterly, YTD).</text:p>
                </text:list-item>
                <text:list-item>
                  <text:p text:style-name="P153">Corresponding technical indicator values for the same or relevant timeframes.</text:p>
                </text:list-item>
              </text:list>
            </text:list-item>
            <text:list-item>
              <text:p text:style-name="P153">Ensure all values are numeric and formatted for visualization.</text:p>
            </text:list-item>
          </text:list>
        </text:list-item>
        <text:list-item>
          <text:p text:style-name="P153">Apply color coding or conditional formatting (e.g., heatmaps) to highlight strong trends, reversals, and patterns efficiently.</text:p>
        </text:list-item>
      </text:list>
      <text:p text:style-name="Horizontal_20_Line"/>
      <text:p text:style-name="Text_20_body"><text:span text:style-name="Strong_20_Emphasis">Step 6: Visualize Trends and Patterns</text:span></text:p>
      <text:list text:style-name="L27">
        <text:list-item>
          <text:p text:style-name="P154">Use combined visualization approaches to maximize insight:</text:p>
          <text:list>
            <text:list-item>
              <text:p text:style-name="P154">Heatmaps for broad, multi-stock, multi-period pattern detection.</text:p>
            </text:list-item>
            <text:list-item>
              <text:p text:style-name="P154">Bar charts for snapshot rankings of top leaders in each period.</text:p>
            </text:list-item>
            <text:list-item>
              <text:p text:style-name="P154">Line or area charts for performance evolution of individual stocks.</text:p>
            </text:list-item>
            <text:list-item>
              <text:p text:style-name="P154">Optional scatter plots to explore relationships between different indicators and returns.</text:p>
            </text:list-item>
          </text:list>
        </text:list-item>
      </text:list>
      <text:p text:style-name="Horizontal_20_Line"/>
      <text:p text:style-name="Text_20_body"><text:span text:style-name="Strong_20_Emphasis">Step 7: Analyze Patterns and Generate Insights</text:span></text:p>
      <text:list text:style-name="L28">
        <text:list-item>
          <text:p text:style-name="P155">Identify stocks appearing consistently as leaders across multiple timeframes.</text:p>
        </text:list-item>
        <text:list-item>
          <text:p text:style-name="P155">Detect rapid changes or sector rotations by comparing shorter versus longer period performance.</text:p>
        </text:list-item>
        <text:list-item>
          <text:p text:style-name="P155">Use indicator values to confirm or question price movements and potential trade signals.</text:p>
        </text:list-item>
      </text:list>
      <text:p text:style-name="Horizontal_20_Line"/>
      <text:h text:style-name="Heading_20_2" text:outline-level="2"><text:soft-page-break/>Notes</text:h>
      <text:list text:style-name="L29">
        <text:list-item>
          <text:p text:style-name="P156">Clearly document all assumptions, indicator parameters, and thresholds used in analysis (e.g., RSI overbought if &gt;70).</text:p>
        </text:list-item>
        <text:list-item>
          <text:p text:style-name="P156">Keep data preprocessing and validation steps explicit to ensure reproducibility.</text:p>
        </text:list-item>
        <text:list-item>
          <text:p text:style-name="P156">Consider interactivity in dashboards for enhanced exploration.</text:p>
        </text:list-item>
      </text:list>
      <text:p text:style-name="Horizontal_20_Line"/>
      <text:p text:style-name="Text_20_body">If you want, I can also help create detailed Python pseudocode or template functions tailored to this workflow. Would you like to proceed with that?</text:p>
      <text:p text:style-name="P149"><text:span text:style-name="Strong_20_Emphasis"><text:span text:style-name="T87"/></text:span></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19T12:38:32.993811501</dc:date>
    <meta:editing-duration>P1DT16H56M11S</meta:editing-duration>
    <meta:editing-cycles>92</meta:editing-cycles>
    <meta:document-statistic meta:table-count="4" meta:image-count="0" meta:object-count="0" meta:page-count="74" meta:paragraph-count="1637" meta:word-count="10534" meta:character-count="88734" meta:non-whitespace-character-count="73829"/>
  </office:meta>
</office:document-meta>
</file>